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2.759cm"/>
    </style:style>
    <style:style style:name="co15" style:family="table-column">
      <style:table-column-properties fo:break-before="auto" style:column-width="3.076cm"/>
    </style:style>
    <style:style style:name="co16" style:family="table-column">
      <style:table-column-properties fo:break-before="auto" style:column-width="4.05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976cm"/>
    </style:style>
    <style:style style:name="co20" style:family="table-column">
      <style:table-column-properties fo:break-before="auto" style:column-width="2.531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3.785cm"/>
    </style:style>
    <style:style style:name="co24" style:family="table-column">
      <style:table-column-properties fo:break-before="auto" style:column-width="1.143cm"/>
    </style:style>
    <style:style style:name="co25" style:family="table-column">
      <style:table-column-properties fo:break-before="auto" style:column-width="1.9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1.478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5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7" table:default-cell-style-name="ce17"/>
        <table:table-column table:style-name="co11" table:default-cell-style-name="ce17"/>
        <table:table-column table:style-name="co7" table:default-cell-style-name="ce17"/>
        <table:table-column table:style-name="co12" table:default-cell-style-name="ce17"/>
        <table:table-column table:style-name="co8" table:number-columns-repeated="1008" table:default-cell-style-name="ce17"/>
        <table:table-row table:style-name="ro1">
          <table:table-cell table:style-name="Default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Default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Default" table:number-columns-repeated="2"/>
          <table:table-cell table:formula="of:=1/(SUM([.B4];[.D4];[.F4];[.H4];[.J4];[.L4])/SUM([.C4];[.E4];[.G4];[.I4];[.K4];[.M4]))" office:value-type="float" office:value="5.99137931034483" calcext:value-type="float">
            <text:p>5.99137931034483</text:p>
          </table:table-cell>
          <table:table-cell table:formula="of:=(SUM([.B4];[.D4];[.F4];[.H4];[.J4];[.L4])/SUM([.C4];[.E4];[.G4];[.I4];[.K4];[.M4]))*100" office:value-type="float" office:value="16.6906474820144" calcext:value-type="float">
            <text:p>16.6906474820144</text:p>
          </table:table-cell>
          <table:table-cell office:value-type="float" office:value="20" calcext:value-type="float">
            <text:p>20</text:p>
          </table:table-cell>
          <table:table-cell table:style-name="ce21" table:formula="of:=[.O4]/[.P4]" office:value-type="float" office:value="0.83453237410072" calcext:value-type="float">
            <text:p>0.834532374100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5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Default" table:formula="of:=1+1+2+1+1+1+2" office:value-type="float" office:value="9" calcext:value-type="float">
            <text:p>9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5];[.D5];[.F5];[.H5];[.J5];[.L5])/SUM([.C5];[.E5];[.G5];[.I5];[.K5];[.M5]))" office:value-type="float" office:value="51.0800348095511" calcext:value-type="float">
            <text:p>51.0800348095511</text:p>
          </table:table-cell>
          <table:table-cell table:formula="of:=(SUM([.B5];[.D5];[.F5];[.H5];[.J5];[.L5])/SUM([.C5];[.E5];[.G5];[.I5];[.K5];[.M5]))*100" office:value-type="float" office:value="1.95771205663512" calcext:value-type="float">
            <text:p>1.95771205663512</text:p>
          </table:table-cell>
          <table:table-cell office:value-type="float" office:value="15" calcext:value-type="float">
            <text:p>15</text:p>
          </table:table-cell>
          <table:table-cell table:style-name="ce21" table:formula="of:=[.O5]/[.P5]" office:value-type="float" office:value="0.130514137109008" calcext:value-type="float">
            <text:p>0.1305141371090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6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Default" table:formula="of:=3+1+2+2+2+1+2+2+2" office:value-type="float" office:value="17" calcext:value-type="float">
            <text:p>17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6];[.D6];[.F6];[.H6];[.J6];[.L6])/SUM([.C6];[.E6];[.G6];[.I6];[.K6];[.M6]))" office:value-type="float" office:value="72.854213681835" calcext:value-type="float">
            <text:p>72.854213681835</text:p>
          </table:table-cell>
          <table:table-cell table:formula="of:=(SUM([.B6];[.D6];[.F6];[.H6];[.J6];[.L6])/SUM([.C6];[.E6];[.G6];[.I6];[.K6];[.M6]))*100" office:value-type="float" office:value="1.37260420429098" calcext:value-type="float">
            <text:p>1.37260420429098</text:p>
          </table:table-cell>
          <table:table-cell office:value-type="float" office:value="9" calcext:value-type="float">
            <text:p>9</text:p>
          </table:table-cell>
          <table:table-cell table:style-name="ce21" table:formula="of:=[.O6]/[.P6]" office:value-type="float" office:value="0.152511578254553" calcext:value-type="float">
            <text:p>0.1525115782545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4" table:formula="of:=1+2+2+2+1+2" office:value-type="float" office:value="10" calcext:value-type="float">
            <text:p>10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7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Default" table:formula="of:=1+3+1+1" office:value-type="float" office:value="6" calcext:value-type="float">
            <text:p>6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7];[.D7];[.F7];[.H7];[.J7];[.L7])/SUM([.C7];[.E7];[.G7];[.I7];[.K7];[.M7]))" office:value-type="float" office:value="145.714562403685" calcext:value-type="float">
            <text:p>145.714562403685</text:p>
          </table:table-cell>
          <table:table-cell table:formula="of:=(SUM([.B7];[.D7];[.F7];[.H7];[.J7];[.L7])/SUM([.C7];[.E7];[.G7];[.I7];[.K7];[.M7]))*100" office:value-type="float" office:value="0.686273206674854" calcext:value-type="float">
            <text:p>0.686273206674854</text:p>
          </table:table-cell>
          <table:table-cell office:value-type="float" office:value="6" calcext:value-type="float">
            <text:p>6</text:p>
          </table:table-cell>
          <table:table-cell table:style-name="ce21" table:formula="of:=[.O7]/[.P7]" office:value-type="float" office:value="0.114378867779142" calcext:value-type="float">
            <text:p>0.1143788677791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8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Default" table:formula="of:=2+3+1+1+2+1+1+1+1+2" office:value-type="float" office:value="15" calcext:value-type="float">
            <text:p>15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8];[.D8];[.F8];[.H8];[.J8];[.L8])/SUM([.C8];[.E8];[.G8];[.I8];[.K8];[.M8]))" office:value-type="float" office:value="80.4814351427654" calcext:value-type="float">
            <text:p>80.4814351427654</text:p>
          </table:table-cell>
          <table:table-cell table:formula="of:=(SUM([.B8];[.D8];[.F8];[.H8];[.J8];[.L8])/SUM([.C8];[.E8];[.G8];[.I8];[.K8];[.M8]))*100" office:value-type="float" office:value="1.24252257458643" calcext:value-type="float">
            <text:p>1.24252257458643</text:p>
          </table:table-cell>
          <table:table-cell office:value-type="float" office:value="18" calcext:value-type="float">
            <text:p>18</text:p>
          </table:table-cell>
          <table:table-cell table:style-name="ce21" table:formula="of:=[.O8]/[.P8]" office:value-type="float" office:value="0.0690290319214685" calcext:value-type="float">
            <text:p>0.06902903192146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Default" table:formula="of:=1+2+2+1+1+1+1+2" office:value-type="float" office:value="11" calcext:value-type="float">
            <text:p>11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9];[.D9];[.F9];[.H9];[.J9];[.L9])/SUM([.C9];[.E9];[.G9];[.I9];[.K9];[.M9]))" office:value-type="float" office:value="117.304015944466" calcext:value-type="float">
            <text:p>117.304015944466</text:p>
          </table:table-cell>
          <table:table-cell table:formula="of:=(SUM([.B9];[.D9];[.F9];[.H9];[.J9];[.L9])/SUM([.C9];[.E9];[.G9];[.I9];[.K9];[.M9]))*100" office:value-type="float" office:value="0.852485732861374" calcext:value-type="float">
            <text:p>0.852485732861374</text:p>
          </table:table-cell>
          <table:table-cell office:value-type="float" office:value="9" calcext:value-type="float">
            <text:p>9</text:p>
          </table:table-cell>
          <table:table-cell table:style-name="ce21" table:formula="of:=[.O9]/[.P9]" office:value-type="float" office:value="0.0947206369845971" calcext:value-type="float">
            <text:p>0.0947206369845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10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Default" table:formula="of:=5+8+7+5+7+3+4+6+8+5+10+5+7+6+7+8+9+3+13" office:value-type="float" office:value="126" calcext:value-type="float">
            <text:p>126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0];[.D10];[.F10];[.H10];[.J10];[.L10])/SUM([.C10];[.E10];[.G10];[.I10];[.K10];[.M10]))" office:value-type="float" office:value="7.91929869075223" calcext:value-type="float">
            <text:p>7.91929869075223</text:p>
          </table:table-cell>
          <table:table-cell table:formula="of:=(SUM([.B10];[.D10];[.F10];[.H10];[.J10];[.L10])/SUM([.C10];[.E10];[.G10];[.I10];[.K10];[.M10]))*100" office:value-type="float" office:value="12.6273807700643" calcext:value-type="float">
            <text:p>12.6273807700643</text:p>
          </table:table-cell>
          <table:table-cell office:value-type="float" office:value="19" calcext:value-type="float">
            <text:p>19</text:p>
          </table:table-cell>
          <table:table-cell table:style-name="ce21" table:formula="of:=[.O10]/[.P10]" office:value-type="float" office:value="0.664598987898121" calcext:value-type="float">
            <text:p>0.6645989878981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formula="of:=5+2" office:value-type="float" office:value="7" calcext:value-type="float">
            <text:p>7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1];[.D11];[.F11];[.H11];[.J11];[.L11])/SUM([.C11];[.E11];[.G11];[.I11];[.K11];[.M11]))" office:value-type="float" office:value="167.838709677419" calcext:value-type="float">
            <text:p>167.838709677419</text:p>
          </table:table-cell>
          <table:table-cell table:formula="of:=(SUM([.B11];[.D11];[.F11];[.H11];[.J11];[.L11])/SUM([.C11];[.E11];[.G11];[.I11];[.K11];[.M11]))*100" office:value-type="float" office:value="0.595810109552181" calcext:value-type="float">
            <text:p>0.595810109552181</text:p>
          </table:table-cell>
          <table:table-cell office:value-type="float" office:value="2" calcext:value-type="float">
            <text:p>2</text:p>
          </table:table-cell>
          <table:table-cell table:style-name="ce21" table:formula="of:=[.O11]/[.P11]" office:value-type="float" office:value="0.297905054776091" calcext:value-type="float">
            <text:p>0.29790505477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formula="of:=4+3+1+1+7+4+5" office:value-type="float" office:value="25" calcext:value-type="float">
            <text:p>25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2];[.D12];[.F12];[.H12];[.J12];[.L12])/SUM([.C12];[.E12];[.G12];[.I12];[.K12];[.M12]))" office:value-type="float" office:value="37.978102189781" calcext:value-type="float">
            <text:p>37.978102189781</text:p>
          </table:table-cell>
          <table:table-cell table:formula="of:=(SUM([.B12];[.D12];[.F12];[.H12];[.J12];[.L12])/SUM([.C12];[.E12];[.G12];[.I12];[.K12];[.M12]))*100" office:value-type="float" office:value="2.63309629060158" calcext:value-type="float">
            <text:p>2.63309629060158</text:p>
          </table:table-cell>
          <table:table-cell office:value-type="float" office:value="7" calcext:value-type="float">
            <text:p>7</text:p>
          </table:table-cell>
          <table:table-cell table:style-name="ce21" table:formula="of:=[.O12]/[.P12]" office:value-type="float" office:value="0.376156612943082" calcext:value-type="float">
            <text:p>0.376156612943082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13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Default" table:formula="of:=6+4+8+6+6+9+5+9+5+10+9+8" office:value-type="float" office:value="85" calcext:value-type="float">
            <text:p>85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3];[.D13];[.F13];[.H13];[.J13];[.L13])/SUM([.C13];[.E13];[.G13];[.I13];[.K13];[.M13]))" office:value-type="float" office:value="11.8013608044029" calcext:value-type="float">
            <text:p>11.8013608044029</text:p>
          </table:table-cell>
          <table:table-cell table:formula="of:=(SUM([.B13];[.D13];[.F13];[.H13];[.J13];[.L13])/SUM([.C13];[.E13];[.G13];[.I13];[.K13];[.M13]))*100" office:value-type="float" office:value="8.47359907534494" calcext:value-type="float">
            <text:p>8.47359907534494</text:p>
          </table:table-cell>
          <table:table-cell office:value-type="float" office:value="12" calcext:value-type="float">
            <text:p>12</text:p>
          </table:table-cell>
          <table:table-cell table:style-name="ce21" table:formula="of:=[.O13]/[.P13]" office:value-type="float" office:value="0.706133256278745" calcext:value-type="float">
            <text:p>0.7061332562787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2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formula="of:=3+1+3+4+2+5+1" office:value-type="float" office:value="19" calcext:value-type="float">
            <text:p>19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4];[.D14];[.F14];[.H14];[.J14];[.L14])/SUM([.C14];[.E14];[.G14];[.I14];[.K14];[.M14]))" office:value-type="float" office:value="51.5762711864407" calcext:value-type="float">
            <text:p>51.5762711864407</text:p>
          </table:table-cell>
          <table:table-cell table:formula="of:=(SUM([.B14];[.D14];[.F14];[.H14];[.J14];[.L14])/SUM([.C14];[.E14];[.G14];[.I14];[.K14];[.M14]))*100" office:value-type="float" office:value="1.93887610910286" calcext:value-type="float">
            <text:p>1.93887610910286</text:p>
          </table:table-cell>
          <table:table-cell office:value-type="float" office:value="9" calcext:value-type="float">
            <text:p>9</text:p>
          </table:table-cell>
          <table:table-cell table:style-name="ce21" table:formula="of:=[.O14]/[.P14]" office:value-type="float" office:value="0.215430678789207" calcext:value-type="float">
            <text:p>0.2154306787892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2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formula="of:=3+1" office:value-type="float" office:value="4" calcext:value-type="float">
            <text:p>4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5];[.D15];[.F15];[.H15];[.J15];[.L15])/SUM([.C15];[.E15];[.G15];[.I15];[.K15];[.M15]))" office:value-type="float" office:value="338.111111111111" calcext:value-type="float">
            <text:p>338.111111111111</text:p>
          </table:table-cell>
          <table:table-cell table:formula="of:=(SUM([.B15];[.D15];[.F15];[.H15];[.J15];[.L15])/SUM([.C15];[.E15];[.G15];[.I15];[.K15];[.M15]))*100" office:value-type="float" office:value="0.295760762405521" calcext:value-type="float">
            <text:p>0.295760762405521</text:p>
          </table:table-cell>
          <table:table-cell office:value-type="float" office:value="2" calcext:value-type="float">
            <text:p>2</text:p>
          </table:table-cell>
          <table:table-cell table:style-name="ce21" table:formula="of:=[.O15]/[.P15]" office:value-type="float" office:value="0.14788038120276" calcext:value-type="float">
            <text:p>0.14788038120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formula="of:=1+1+3+2" office:value-type="float" office:value="7" calcext:value-type="float">
            <text:p>7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6];[.D16];[.F16];[.H16];[.J16];[.L16])/SUM([.C16];[.E16];[.G16];[.I16];[.K16];[.M16]))" office:value-type="float" office:value="108.395833333333" calcext:value-type="float">
            <text:p>108.395833333333</text:p>
          </table:table-cell>
          <table:table-cell table:formula="of:=(SUM([.B16];[.D16];[.F16];[.H16];[.J16];[.L16])/SUM([.C16];[.E16];[.G16];[.I16];[.K16];[.M16]))*100" office:value-type="float" office:value="0.922544685758216" calcext:value-type="float">
            <text:p>0.922544685758216</text:p>
          </table:table-cell>
          <table:table-cell office:value-type="float" office:value="5" calcext:value-type="float">
            <text:p>5</text:p>
          </table:table-cell>
          <table:table-cell table:style-name="ce21" table:formula="of:=[.O16]/[.P16]" office:value-type="float" office:value="0.184508937151643" calcext:value-type="float">
            <text:p>0.1845089371516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formula="of:=5+4" office:value-type="float" office:value="9" calcext:value-type="float">
            <text:p>9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7];[.D17];[.F17];[.H17];[.J17];[.L17])/SUM([.C17];[.E17];[.G17];[.I17];[.K17];[.M17]))" office:value-type="float" office:value="133.410256410256" calcext:value-type="float">
            <text:p>133.410256410256</text:p>
          </table:table-cell>
          <table:table-cell table:formula="of:=(SUM([.B17];[.D17];[.F17];[.H17];[.J17];[.L17])/SUM([.C17];[.E17];[.G17];[.I17];[.K17];[.M17]))*100" office:value-type="float" office:value="0.749567557178551" calcext:value-type="float">
            <text:p>0.749567557178551</text:p>
          </table:table-cell>
          <table:table-cell office:value-type="float" office:value="2" calcext:value-type="float">
            <text:p>2</text:p>
          </table:table-cell>
          <table:table-cell table:style-name="ce21" table:formula="of:=[.O17]/[.P17]" office:value-type="float" office:value="0.374783778589275" calcext:value-type="float">
            <text:p>0.3747837785892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2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Default" table:formula="of:=14+22+19" office:value-type="float" office:value="55" calcext:value-type="float">
            <text:p>55</text:p>
          </table:table-cell>
          <table:table-cell table:style-name="Default" office:value-type="float" office:value="1052" calcext:value-type="float">
            <text:p>1052</text:p>
          </table:table-cell>
          <table:table-cell table:formula="of:=1/(SUM([.B18];[.D18];[.F18];[.H18];[.J18];[.L18])/SUM([.C18];[.E18];[.G18];[.I18];[.K18];[.M18]))" office:value-type="float" office:value="20.1523178807947" calcext:value-type="float">
            <text:p>20.1523178807947</text:p>
          </table:table-cell>
          <table:table-cell table:formula="of:=(SUM([.B18];[.D18];[.F18];[.H18];[.J18];[.L18])/SUM([.C18];[.E18];[.G18];[.I18];[.K18];[.M18]))*100" office:value-type="float" office:value="4.96220834702596" calcext:value-type="float">
            <text:p>4.96220834702596</text:p>
          </table:table-cell>
          <table:table-cell office:value-type="float" office:value="3" calcext:value-type="float">
            <text:p>3</text:p>
          </table:table-cell>
          <table:table-cell table:style-name="ce21" table:formula="of:=[.O18]/[.P18]" office:value-type="float" office:value="1.65406944900865" calcext:value-type="float">
            <text:p>1.654069449008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Default" office:value-type="string" calcext:value-type="string">
            <text:p>https://docs.google.com/spreadsheets/d/1RUka_8Os6osBZemLXDYX81CXU4bykPbhZYWuat9wZWk/edit#gid=348020564</text:p>
          </table:table-cell>
          <table:table-cell table:style-name="Default"/>
          <table:table-cell/>
          <table:table-cell table:formula="of:=SUM([.O4:.O12])" office:value-type="float" office:value="38.6585324272812" calcext:value-type="float">
            <text:p>38.6585324272812</text:p>
          </table:table-cell>
          <table:table-cell/>
          <table:table-cell table:style-name="ce21"/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2"/>
          <table:table-cell table:style-name="Default" table:number-columns-repeated="2"/>
          <table:table-cell table:style-name="ce21"/>
          <table:table-cell table:number-columns-repeated="1007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Default" table:number-columns-repeated="2"/>
          <table:table-cell table:style-name="ce21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table:style-name="ce21"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3];[.D23];[.F23];[.H23];[.J23];[.L23])/SUM([.C23];[.E23];[.G23];[.I23];[.K23];[.M23]))" office:value-type="float" office:value="5.64878048780488" calcext:value-type="float">
            <text:p>5.64878048780488</text:p>
          </table:table-cell>
          <table:table-cell table:formula="of:=(SUM([.B23];[.D23];[.F23];[.H23];[.J23];[.L23])/SUM([.C23];[.E23];[.G23];[.I23];[.K23];[.M23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style-name="ce21" table:formula="of:=[.O23]/[.P23]" office:value-type="float" office:value="1.77029360967185" calcext:value-type="float">
            <text:p>1.77029360967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4];[.D24];[.F24];[.H24];[.J24];[.L24])/SUM([.C24];[.E24];[.G24];[.I24];[.K24];[.M24]))" office:value-type="float" office:value="42.1267605633803" calcext:value-type="float">
            <text:p>42.1267605633803</text:p>
          </table:table-cell>
          <table:table-cell table:formula="of:=(SUM([.B24];[.D24];[.F24];[.H24];[.J24];[.L24])/SUM([.C24];[.E24];[.G24];[.I24];[.K24];[.M24]))*100" office:value-type="float" office:value="2.37378803075894" calcext:value-type="float">
            <text:p>2.37378803075894</text:p>
          </table:table-cell>
          <table:table-cell office:value-type="float" office:value="11" calcext:value-type="float">
            <text:p>11</text:p>
          </table:table-cell>
          <table:table-cell table:style-name="ce21" table:formula="of:=[.O24]/[.P24]" office:value-type="float" office:value="0.215798911887177" calcext:value-type="float">
            <text:p>0.21579891188717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5];[.D25];[.F25];[.H25];[.J25];[.L25])/SUM([.C25];[.E25];[.G25];[.I25];[.K25];[.M25]))" office:value-type="float" office:value="84.2535211267606" calcext:value-type="float">
            <text:p>84.2535211267606</text:p>
          </table:table-cell>
          <table:table-cell table:formula="of:=(SUM([.B25];[.D25];[.F25];[.H25];[.J25];[.L25])/SUM([.C25];[.E25];[.G25];[.I25];[.K25];[.M25]))*100" office:value-type="float" office:value="1.18689401537947" calcext:value-type="float">
            <text:p>1.18689401537947</text:p>
          </table:table-cell>
          <table:table-cell office:value-type="float" office:value="6" calcext:value-type="float">
            <text:p>6</text:p>
          </table:table-cell>
          <table:table-cell table:style-name="ce21" table:formula="of:=[.O25]/[.P25]" office:value-type="float" office:value="0.197815669229912" calcext:value-type="float">
            <text:p>0.19781566922991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6];[.D26];[.F26];[.H26];[.J26];[.L26])/SUM([.C26];[.E26];[.G26];[.I26];[.K26];[.M26]))" office:value-type="float" office:value="166.166666666667" calcext:value-type="float">
            <text:p>166.166666666667</text:p>
          </table:table-cell>
          <table:table-cell table:formula="of:=(SUM([.B26];[.D26];[.F26];[.H26];[.J26];[.L26])/SUM([.C26];[.E26];[.G26];[.I26];[.K26];[.M26]))*100" office:value-type="float" office:value="0.601805416248746" calcext:value-type="float">
            <text:p>0.601805416248746</text:p>
          </table:table-cell>
          <table:table-cell office:value-type="float" office:value="4" calcext:value-type="float">
            <text:p>4</text:p>
          </table:table-cell>
          <table:table-cell table:style-name="ce21" table:formula="of:=[.O26]/[.P26]" office:value-type="float" office:value="0.150451354062187" calcext:value-type="float">
            <text:p>0.150451354062187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7];[.D27];[.F27];[.H27];[.J27];[.L27])/SUM([.C27];[.E27];[.G27];[.I27];[.K27];[.M27]))" office:value-type="float" office:value="67.9772727272727" calcext:value-type="float">
            <text:p>67.9772727272727</text:p>
          </table:table-cell>
          <table:table-cell table:formula="of:=(SUM([.B27];[.D27];[.F27];[.H27];[.J27];[.L27])/SUM([.C27];[.E27];[.G27];[.I27];[.K27];[.M27]))*100" office:value-type="float" office:value="1.47107990638582" calcext:value-type="float">
            <text:p>1.47107990638582</text:p>
          </table:table-cell>
          <table:table-cell office:value-type="float" office:value="8" calcext:value-type="float">
            <text:p>8</text:p>
          </table:table-cell>
          <table:table-cell table:style-name="ce21" table:formula="of:=[.O27]/[.P27]" office:value-type="float" office:value="0.183884988298228" calcext:value-type="float">
            <text:p>0.183884988298228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8];[.D28];[.F28];[.H28];[.J28];[.L28])/SUM([.C28];[.E28];[.G28];[.I28];[.K28];[.M28]))" office:value-type="float" office:value="139.116279069767" calcext:value-type="float">
            <text:p>139.116279069767</text:p>
          </table:table-cell>
          <table:table-cell table:formula="of:=(SUM([.B28];[.D28];[.F28];[.H28];[.J28];[.L28])/SUM([.C28];[.E28];[.G28];[.I28];[.K28];[.M28]))*100" office:value-type="float" office:value="0.718823136074891" calcext:value-type="float">
            <text:p>0.718823136074891</text:p>
          </table:table-cell>
          <table:table-cell office:value-type="float" office:value="6" calcext:value-type="float">
            <text:p>6</text:p>
          </table:table-cell>
          <table:table-cell table:style-name="ce21" table:formula="of:=[.O28]/[.P28]" office:value-type="float" office:value="0.119803856012482" calcext:value-type="float">
            <text:p>0.11980385601248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29];[.D29];[.F29];[.H29];[.J29];[.L29])/SUM([.C29];[.E29];[.G29];[.I29];[.K29];[.M29]))" office:value-type="float" office:value="7.36699507389163" calcext:value-type="float">
            <text:p>7.36699507389163</text:p>
          </table:table-cell>
          <table:table-cell table:formula="of:=(SUM([.B29];[.D29];[.F29];[.H29];[.J29];[.L29])/SUM([.C29];[.E29];[.G29];[.I29];[.K29];[.M29]))*100" office:value-type="float" office:value="13.5740554998328" calcext:value-type="float">
            <text:p>13.5740554998328</text:p>
          </table:table-cell>
          <table:table-cell office:value-type="float" office:value="20" calcext:value-type="float">
            <text:p>20</text:p>
          </table:table-cell>
          <table:table-cell table:style-name="ce21" table:formula="of:=[.O29]/[.P29]" office:value-type="float" office:value="0.678702774991642" calcext:value-type="float">
            <text:p>0.678702774991642</text:p>
          </table:table-cell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0];[.D30];[.F30];[.H30];[.J30];[.L30])/SUM([.C30];[.E30];[.G30];[.I30];[.K30];[.M30]))" office:value-type="float" office:value="77.6883116883117" calcext:value-type="float">
            <text:p>77.6883116883117</text:p>
          </table:table-cell>
          <table:table-cell table:formula="of:=(SUM([.B30];[.D30];[.F30];[.H30];[.J30];[.L30])/SUM([.C30];[.E30];[.G30];[.I30];[.K30];[.M30]))*100" office:value-type="float" office:value="1.2871949180876" calcext:value-type="float">
            <text:p>1.2871949180876</text:p>
          </table:table-cell>
          <table:table-cell office:value-type="float" office:value="3" calcext:value-type="float">
            <text:p>3</text:p>
          </table:table-cell>
          <table:table-cell table:style-name="ce21" table:formula="of:=[.O30]/[.P30]" office:value-type="float" office:value="0.429064972695865" calcext:value-type="float">
            <text:p>0.4290649726958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1];[.D31];[.F31];[.H31];[.J31];[.L31])/SUM([.C31];[.E31];[.G31];[.I31];[.K31];[.M31]))" office:value-type="float" office:value="67.9772727272727" calcext:value-type="float">
            <text:p>67.9772727272727</text:p>
          </table:table-cell>
          <table:table-cell table:formula="of:=(SUM([.B31];[.D31];[.F31];[.H31];[.J31];[.L31])/SUM([.C31];[.E31];[.G31];[.I31];[.K31];[.M31]))*100" office:value-type="float" office:value="1.47107990638582" calcext:value-type="float">
            <text:p>1.47107990638582</text:p>
          </table:table-cell>
          <table:table-cell office:value-type="float" office:value="4" calcext:value-type="float">
            <text:p>4</text:p>
          </table:table-cell>
          <table:table-cell table:style-name="ce21" table:formula="of:=[.O31]/[.P31]" office:value-type="float" office:value="0.367769976596456" calcext:value-type="float">
            <text:p>0.367769976596456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2];[.D32];[.F32];[.H32];[.J32];[.L32])/SUM([.C32];[.E32];[.G32];[.I32];[.K32];[.M32]))" office:value-type="float" office:value="18.7523510971787" calcext:value-type="float">
            <text:p>18.7523510971787</text:p>
          </table:table-cell>
          <table:table-cell table:formula="of:=(SUM([.B32];[.D32];[.F32];[.H32];[.J32];[.L32])/SUM([.C32];[.E32];[.G32];[.I32];[.K32];[.M32]))*100" office:value-type="float" office:value="5.33266466064861" calcext:value-type="float">
            <text:p>5.33266466064861</text:p>
          </table:table-cell>
          <table:table-cell office:value-type="float" office:value="12" calcext:value-type="float">
            <text:p>12</text:p>
          </table:table-cell>
          <table:table-cell table:style-name="ce21" table:formula="of:=[.O32]/[.P32]" office:value-type="float" office:value="0.444388721720718" calcext:value-type="float">
            <text:p>0.4443887217207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3];[.D33];[.F33];[.H33];[.J33];[.L33])/SUM([.C33];[.E33];[.G33];[.I33];[.K33];[.M33]))" office:value-type="float" office:value="112.867924528302" calcext:value-type="float">
            <text:p>112.867924528302</text:p>
          </table:table-cell>
          <table:table-cell table:formula="of:=(SUM([.B33];[.D33];[.F33];[.H33];[.J33];[.L33])/SUM([.C33];[.E33];[.G33];[.I33];[.K33];[.M33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style-name="ce21" table:formula="of:=[.O33]/[.P33]" office:value-type="float" office:value="0.14766521787585" calcext:value-type="float">
            <text:p>0.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4];[.D34];[.F34];[.H34];[.J34];[.L34])/SUM([.C34];[.E34];[.G34];[.I34];[.K34];[.M34]))" office:value-type="float" office:value="186.9375" calcext:value-type="float">
            <text:p>186.9375</text:p>
          </table:table-cell>
          <table:table-cell table:formula="of:=(SUM([.B34];[.D34];[.F34];[.H34];[.J34];[.L34])/SUM([.C34];[.E34];[.G34];[.I34];[.K34];[.M34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style-name="ce21" table:formula="of:=[.O34]/[.P34]" office:value-type="float" office:value="0.106987629555333" calcext:value-type="float">
            <text:p>0.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Default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5];[.D35];[.F35];[.H35];[.J35];[.L35])/SUM([.C35];[.E35];[.G35];[.I35];[.K35];[.M35]))" office:value-type="float" office:value="181.272727272727" calcext:value-type="float">
            <text:p>181.272727272727</text:p>
          </table:table-cell>
          <table:table-cell table:formula="of:=(SUM([.B35];[.D35];[.F35];[.H35];[.J35];[.L35])/SUM([.C35];[.E35];[.G35];[.I35];[.K35];[.M35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style-name="ce21" table:formula="of:=[.O35]/[.P35]" office:value-type="float" office:value="0.110330992978937" calcext:value-type="float">
            <text:p>0.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Default" table:number-columns-repeated="2"/>
          <table:table-cell table:formula="of:=1/(SUM([.B36];[.D36];[.F36];[.H36];[.J36];[.L36])/SUM([.C36];[.E36];[.G36];[.I36];[.K36];[.M36]))" office:value-type="float" office:value="221.555555555556" calcext:value-type="float">
            <text:p>221.555555555556</text:p>
          </table:table-cell>
          <table:table-cell table:formula="of:=(SUM([.B36];[.D36];[.F36];[.H36];[.J36];[.L36])/SUM([.C36];[.E36];[.G36];[.I36];[.K36];[.M36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style-name="ce21" table:formula="of:=[.O36]/[.P36]" office:value-type="float" office:value="0.22567703109328" calcext:value-type="float">
            <text:p>0.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 table:number-columns-repeated="3"/>
          <table:table-cell table:style-name="Default" table:number-columns-repeated="2"/>
          <table:table-cell/>
          <table:table-cell table:formula="of:=SUM([.O23:.O31])" office:value-type="float" office:value="40.3876569258726" calcext:value-type="float">
            <text:p>40.3876569258726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2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22"/>
          <table:table-cell table:number-columns-repeated="4"/>
          <table:table-cell table:formula="of:=1/(SUM([.B41];[.D41];[.F41];[.H41])/SUM([.C41];[.E41];[.G41];[.I41]))" office:value-type="string" office:string-value="" calcext:value-type="error">
            <text:p>#DIV/0!</text:p>
          </table:table-cell>
          <table:table-cell table:formula="of:=(SUM([.B41];[.D41];[.F41];[.H41])/SUM([.C41];[.E41];[.G41];[.I41]))" office:value-type="string" office:string-value="" calcext:value-type="error">
            <text:p>#DIV/0!</text:p>
          </table:table-cell>
          <table:table-cell/>
          <table:table-cell table:formula="of:=[.K41]/[.L41]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42];[.D42];[.F42];[.H42])/SUM([.C42];[.E42];[.G42];[.I42]))" office:value-type="float" office:value="44.4" calcext:value-type="float">
            <text:p>44.4</text:p>
          </table:table-cell>
          <table:table-cell table:formula="of:=(SUM([.B42];[.D42];[.F42];[.H42])/SUM([.C42];[.E42];[.G42];[.I42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42]/[.L42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43];[.D43];[.F43];[.H43])/SUM([.C43];[.E43];[.G43];[.I43]))" office:value-type="float" office:value="63.4285714285714" calcext:value-type="float">
            <text:p>63.4285714285714</text:p>
          </table:table-cell>
          <table:table-cell table:formula="of:=(SUM([.B43];[.D43];[.F43];[.H43])/SUM([.C43];[.E43];[.G43];[.I43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43]/[.L43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4];[.D44];[.F44];[.H44])/SUM([.C44];[.E44];[.G44];[.I44]))" office:value-type="float" office:value="136.8" calcext:value-type="float">
            <text:p>136.8</text:p>
          </table:table-cell>
          <table:table-cell table:formula="of:=(SUM([.B44];[.D44];[.F44];[.H44])/SUM([.C44];[.E44];[.G44];[.I44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44]/[.L44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5];[.D45];[.F45];[.H45])/SUM([.C45];[.E45];[.G45];[.I45]))" office:value-type="float" office:value="97.7142857142857" calcext:value-type="float">
            <text:p>97.7142857142857</text:p>
          </table:table-cell>
          <table:table-cell table:formula="of:=(SUM([.B45];[.D45];[.F45];[.H45])/SUM([.C45];[.E45];[.G45];[.I45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45]/[.L45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6];[.D46];[.F46];[.H46])/SUM([.C46];[.E46];[.G46];[.I46]))" office:value-type="float" office:value="120.705882352941" calcext:value-type="float">
            <text:p>120.705882352941</text:p>
          </table:table-cell>
          <table:table-cell table:formula="of:=(SUM([.B46];[.D46];[.F46];[.H46])/SUM([.C46];[.E46];[.G46];[.I46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46]/[.L46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7];[.D47];[.F47];[.H47])/SUM([.C47];[.E47];[.G47];[.I47]))" office:value-type="float" office:value="7.6" calcext:value-type="float">
            <text:p>7.6</text:p>
          </table:table-cell>
          <table:table-cell table:formula="of:=(SUM([.B47];[.D47];[.F47];[.H47])/SUM([.C47];[.E47];[.G47];[.I47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47]/[.L47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8];[.D48];[.F48];[.H48])/SUM([.C48];[.E48];[.G48];[.I48]))" office:value-type="float" office:value="128.25" calcext:value-type="float">
            <text:p>128.25</text:p>
          </table:table-cell>
          <table:table-cell table:formula="of:=(SUM([.B48];[.D48];[.F48];[.H48])/SUM([.C48];[.E48];[.G48];[.I48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48]/[.L48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22" office:value-type="float" office:value="720" calcext:value-type="float">
            <text:p>720</text:p>
          </table:table-cell>
          <table:table-cell table:number-columns-repeated="4"/>
          <table:table-cell table:formula="of:=1/(SUM([.B49];[.D49];[.F49];[.H49])/SUM([.C49];[.E49];[.G49];[.I49]))" office:value-type="float" office:value="64.125" calcext:value-type="float">
            <text:p>64.125</text:p>
          </table:table-cell>
          <table:table-cell table:formula="of:=(SUM([.B49];[.D49];[.F49];[.H49])/SUM([.C49];[.E49];[.G49];[.I49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49]/[.L49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0];[.D50];[.F50];[.H50])/SUM([.C50];[.E50];[.G50];[.I50]))" office:value-type="float" office:value="11.787610619469" calcext:value-type="float">
            <text:p>11.787610619469</text:p>
          </table:table-cell>
          <table:table-cell table:formula="of:=(SUM([.B50];[.D50];[.F50];[.H50])/SUM([.C50];[.E50];[.G50];[.I50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50]/[.L50]" office:value-type="float" office:value="0.00706956956956957" calcext:value-type="float">
            <text:p>0.00706956956956957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1];[.D51];[.F51];[.H51])/SUM([.C51];[.E51];[.G51];[.I51]))" office:value-type="float" office:value="102.461538461538" calcext:value-type="float">
            <text:p>102.461538461538</text:p>
          </table:table-cell>
          <table:table-cell table:formula="of:=(SUM([.B51];[.D51];[.F51];[.H51])/SUM([.C51];[.E51];[.G51];[.I51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51]/[.L51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2];[.D52];[.F52];[.H52])/SUM([.C52];[.E52];[.G52];[.I52]))" office:value-type="float" office:value="102.461538461538" calcext:value-type="float">
            <text:p>102.461538461538</text:p>
          </table:table-cell>
          <table:table-cell table:formula="of:=(SUM([.B52];[.D52];[.F52];[.H52])/SUM([.C52];[.E52];[.G52];[.I52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52]/[.L52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3];[.D53];[.F53];[.H53])/SUM([.C53];[.E53];[.G53];[.I53]))" office:value-type="float" office:value="133.2" calcext:value-type="float">
            <text:p>133.2</text:p>
          </table:table-cell>
          <table:table-cell table:formula="of:=(SUM([.B53];[.D53];[.F53];[.H53])/SUM([.C53];[.E53];[.G53];[.I53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53]/[.L53]" office:value-type="float" office:value="0.0015015015015015" calcext:value-type="float">
            <text:p>0.0015015015015015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22"/>
          <table:table-cell table:number-columns-repeated="4"/>
          <table:table-cell table:formula="of:=1/(SUM([.B54];[.D54];[.F54];[.H54])/SUM([.C54];[.E54];[.G54];[.I54]))" office:value-type="float" office:value="102.461538461538" calcext:value-type="float">
            <text:p>102.461538461538</text:p>
          </table:table-cell>
          <table:table-cell table:formula="of:=(SUM([.B54];[.D54];[.F54];[.H54])/SUM([.C54];[.E54];[.G54];[.I54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54]/[.L54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41:.K49])" office:value-type="string" office:string-value="" calcext:value-type="error">
            <text:p>#DIV/0!</text:p>
          </table:table-cell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12"/>
          <table:table-cell table:style-name="Default"/>
          <table:table-cell table:number-columns-repeated="2"/>
          <table:table-cell table:style-name="ce1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22" office:value-type="float" office:value="5061" calcext:value-type="float">
            <text:p>5061</text:p>
          </table:table-cell>
          <table:table-cell table:number-columns-repeated="4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58];[.D58];[.F58];[.H58];[.J58];[.L58])/SUM([.C58];[.E58];[.G58];[.I58];[.K58];[.M58]))" office:value-type="float" office:value="5.46206825602815" calcext:value-type="float">
            <text:p>5.46206825602815</text:p>
          </table:table-cell>
          <table:table-cell table:formula="of:=(SUM([.B58];[.D58];[.F58];[.H58];[.J58];[.L57])/SUM([.C58];[.E58];[.G58];[.I58];[.K58];[.M57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58]/[.P58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59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22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59];[.D59];[.F59];[.H59];[.J59];[.L59])/SUM([.C59];[.E59];[.G59];[.I59];[.K59];[.M59]))" office:value-type="float" office:value="61.4156590851442" calcext:value-type="float">
            <text:p>61.4156590851442</text:p>
          </table:table-cell>
          <table:table-cell table:formula="of:=(SUM([.B59];[.D59];[.F59];[.H59];[.J59];[.L58])/SUM([.C59];[.E59];[.G59];[.I59];[.K59];[.M58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59]/[.P59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59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22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0];[.D60];[.F60];[.H60];[.J60];[.L60])/SUM([.C60];[.E60];[.G60];[.I60];[.K60];[.M60]))" office:value-type="float" office:value="69.2623574144487" calcext:value-type="float">
            <text:p>69.2623574144487</text:p>
          </table:table-cell>
          <table:table-cell table:formula="of:=(SUM([.B60];[.D60];[.F60];[.H60];[.J60];[.L59])/SUM([.C60];[.E60];[.G60];[.I60];[.K60];[.M59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60]/[.P60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59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1];[.D61];[.F61];[.H61];[.J61];[.L61])/SUM([.C61];[.E61];[.G61];[.I61];[.K61];[.M61]))" office:value-type="float" office:value="131.105835472106" calcext:value-type="float">
            <text:p>131.105835472106</text:p>
          </table:table-cell>
          <table:table-cell table:formula="of:=(SUM([.B61];[.D61];[.F61];[.H61];[.J61];[.L60])/SUM([.C61];[.E61];[.G61];[.I61];[.K61];[.M60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61]/[.P61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59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2];[.D62];[.F62];[.H62];[.J62];[.L62])/SUM([.C62];[.E62];[.G62];[.I62];[.K62];[.M62]))" office:value-type="float" office:value="124.058410293911" calcext:value-type="float">
            <text:p>124.058410293911</text:p>
          </table:table-cell>
          <table:table-cell table:formula="of:=(SUM([.B62];[.D62];[.F62];[.H62];[.J62];[.L61])/SUM([.C62];[.E62];[.G62];[.I62];[.K62];[.M61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62]/[.P62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59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3];[.D63];[.F63];[.H63];[.J63];[.L63])/SUM([.C63];[.E63];[.G63];[.I63];[.K63];[.M63]))" office:value-type="float" office:value="272.436698250852" calcext:value-type="float">
            <text:p>272.436698250852</text:p>
          </table:table-cell>
          <table:table-cell table:formula="of:=(SUM([.B63];[.D63];[.F63];[.H63];[.J63];[.L62])/SUM([.C63];[.E63];[.G63];[.I63];[.K63];[.M62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63]/[.P63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59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4];[.D64];[.F64];[.H64];[.J64];[.L64])/SUM([.C64];[.E64];[.G64];[.I64];[.K64];[.M64]))" office:value-type="float" office:value="124.001016936028" calcext:value-type="float">
            <text:p>124.001016936028</text:p>
          </table:table-cell>
          <table:table-cell table:formula="of:=(SUM([.B64];[.D64];[.F64];[.H64];[.J64];[.L63])/SUM([.C64];[.E64];[.G64];[.I64];[.K64];[.M63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64]/[.P64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5];[.D65];[.F65];[.H65];[.J65];[.L65])/SUM([.C65];[.E65];[.G65];[.I65];[.K65];[.M65]))" office:value-type="float" office:value="7.92792625444076" calcext:value-type="float">
            <text:p>7.92792625444076</text:p>
          </table:table-cell>
          <table:table-cell table:formula="of:=(SUM([.B65];[.D65];[.F65];[.H65];[.J65];[.L64])/SUM([.C65];[.E65];[.G65];[.I65];[.K65];[.M64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65]/[.P65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59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22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formula="of:=1/(SUM([.B66];[.D66];[.F66];[.H66];[.J66];[.L66])/SUM([.C66];[.E66];[.G66];[.I66];[.K66];[.M66]))" office:value-type="float" office:value="28.8373790022338" calcext:value-type="float">
            <text:p>28.8373790022338</text:p>
          </table:table-cell>
          <table:table-cell table:formula="of:=(SUM([.B66];[.D66];[.F66];[.H66];[.J66];[.L65])/SUM([.C66];[.E66];[.G66];[.I66];[.K66];[.M65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66]/[.P66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Default" office:value-type="string" calcext:value-type="string">
            <text:p>https://www.codedyellow.com/fusion-strike-pull-rate/</text:p>
          </table:table-cell>
          <table:table-cell table:style-name="Default" table:number-columns-repeated="3"/>
          <table:table-cell/>
          <table:table-cell table:formula="of:=SUM([.O58:.O66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roup 1</text:p>
          </table:table-cell>
          <table:table-cell table:style-name="ce18" table:formula="of:=SUM([.B72:.B77])" office:value-type="float" office:value="845.228601807549" calcext:value-type="float">
            <text:p>845.228601807549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72:.D77])" office:value-type="float" office:value="497" calcext:value-type="float">
            <text:p>497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72:.F77])" office:value-type="float" office:value="128" calcext:value-type="float">
            <text:p>128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72:.H77])" office:value-type="float" office:value="78" calcext:value-type="float">
            <text:p>7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71];[.D71];[.F71];[.H71])/SUM([.C71];[.E71];[.G71];[.I71]))" office:value-type="float" office:value="6.26780824787155" calcext:value-type="float">
            <text:p>6.26780824787155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72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2];[.D72];[.F72];[.H72])/SUM([.C72];[.E72];[.G72];[.I72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73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3];[.D73];[.F73];[.H73])/SUM([.C73];[.E73];[.G73];[.I73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4];[.D74];[.F74];[.H74])/SUM([.C74];[.E74];[.G74];[.I74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5];[.D75];[.F75];[.H75])/SUM([.C75];[.E75];[.G75];[.I75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6];[.D76];[.F76];[.H76])/SUM([.C76];[.E76];[.G76];[.I76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77];[.D77];[.F77];[.H77])/SUM([.C77];[.E77];[.G77];[.I77]))" office:value-type="float" office:value="40.602510460251" calcext:value-type="float">
            <text:p>40.60251046025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2</text:p>
          </table:table-cell>
          <table:table-cell table:style-name="ce18" table:formula="of:=SUM([.B80:.B84])" office:value-type="float" office:value="521.968945551607" calcext:value-type="float">
            <text:p>521.968945551607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80:.D84])" office:value-type="float" office:value="385" calcext:value-type="float">
            <text:p>385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80:.F84])" office:value-type="float" office:value="70" calcext:value-type="float">
            <text:p>70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80:.H84])" office:value-type="float" office:value="64" calcext:value-type="float">
            <text:p>64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79];[.D79];[.F79];[.H79])/SUM([.C79];[.E79];[.G79];[.I79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0];[.D80];[.F80];[.H80])/SUM([.C80];[.E80];[.G80];[.I80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1];[.D81];[.F81];[.H81])/SUM([.C81];[.E81];[.G81];[.I81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2];[.D82];[.F82];[.H82])/SUM([.C82];[.E82];[.G82];[.I82]))" office:value-type="float" office:value="47.019381443299" calcext:value-type="float">
            <text:p>47.0193814432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3];[.D83];[.F83];[.H83])/SUM([.C83];[.E83];[.G83];[.I83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4];[.D84];[.F84];[.H84])/SUM([.C84];[.E84];[.G84];[.I84]))" office:value-type="float" office:value="48.029898989899" calcext:value-type="float">
            <text:p>48.02989898989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Chomp</text:p>
          </table:table-cell>
          <table:table-cell table:style-name="ce18" table:formula="of:=(5000/64)" office:value-type="float" office:value="78.125" calcext:value-type="float">
            <text:p>78.125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([.G86]/77.8)" office:value-type="float" office:value="10" calcext:value-type="float">
            <text:p>10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87])" office:value-type="float" office:value="8" calcext:value-type="float">
            <text:p>8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86];[.D86];[.F86];[.H86])/SUM([.C86];[.E86];[.G86];[.I86]))" office:value-type="float" office:value="64.2117452440033" calcext:value-type="float">
            <text:p>64.2117452440033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87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87];[.D87];[.F87];[.H87])/SUM([.C87];[.E87];[.G87];[.I87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8"/>
          <table:table-cell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3</text:p>
          </table:table-cell>
          <table:table-cell table:style-name="ce18" table:formula="of:=SUM([.B90:.B95])" office:value-type="float" office:value="330.739943975499" calcext:value-type="float">
            <text:p>330.739943975499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90:.D95])" office:value-type="float" office:value="220" calcext:value-type="float">
            <text:p>220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90:.F95])" office:value-type="float" office:value="52" calcext:value-type="float">
            <text:p>52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90:.H95])" office:value-type="float" office:value="31" calcext:value-type="float">
            <text:p>31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89];[.D89];[.F89];[.H89])/SUM([.C89];[.E89];[.G89];[.I89]))" office:value-type="float" office:value="15.3122745256139" calcext:value-type="float">
            <text:p>15.3122745256139</text:p>
          </table:table-cell>
          <table:table-cell/>
          <table:table-cell table:style-name="ce18"/>
          <table:table-cell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0];[.D90];[.F90];[.H90])/SUM([.C90];[.E90];[.G90];[.I90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1];[.D91];[.F91];[.H91])/SUM([.C91];[.E91];[.G91];[.I91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2];[.D92];[.F92];[.H92])/SUM([.C92];[.E92];[.G92];[.I92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3];[.D93];[.F93];[.H93])/SUM([.C93];[.E93];[.G93];[.I93]))" office:value-type="float" office:value="96.875494443398" calcext:value-type="float">
            <text:p>96.875494443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4];[.D94];[.F94];[.H94])/SUM([.C94];[.E94];[.G94];[.I94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5];[.D95];[.F95];[.H95])/SUM([.C95];[.E95];[.G95];[.I95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8"/>
          <table:table-cell table:number-columns-repeated="2"/>
          <table:table-cell table:style-name="Default"/>
          <table:table-cell/>
          <table:table-cell table:style-name="ce16"/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table:style-name="ce18" office:value-type="string" calcext:value-type="string">
            <text:p>Group 4</text:p>
          </table:table-cell>
          <table:table-cell table:style-name="ce18" table:formula="of:=SUM([.B98:.B104])" office:value-type="float" office:value="257.15036073078" calcext:value-type="float">
            <text:p>257.15036073078</text:p>
          </table:table-cell>
          <table:table-cell table:style-name="ce18" office:value-type="float" office:value="5000" calcext:value-type="float">
            <text:p>5000</text:p>
          </table:table-cell>
          <table:table-cell table:style-name="ce18" table:formula="of:=SUM([.D98:.D104])" office:value-type="float" office:value="194" calcext:value-type="float">
            <text:p>194</text:p>
          </table:table-cell>
          <table:table-cell table:style-name="ce10" office:value-type="float" office:value="3385" calcext:value-type="float">
            <text:p>3385</text:p>
          </table:table-cell>
          <table:table-cell table:style-name="ce18" table:formula="of:=SUM([.F98:.F104])" office:value-type="float" office:value="45" calcext:value-type="float">
            <text:p>45</text:p>
          </table:table-cell>
          <table:table-cell table:style-name="ce18" office:value-type="float" office:value="778" calcext:value-type="float">
            <text:p>778</text:p>
          </table:table-cell>
          <table:table-cell table:style-name="ce15" table:formula="of:=SUM([.H98:.H104])" office:value-type="float" office:value="36" calcext:value-type="float">
            <text:p>36</text:p>
          </table:table-cell>
          <table:table-cell table:style-name="ce18" office:value-type="float" office:value="541" calcext:value-type="float">
            <text:p>541</text:p>
          </table:table-cell>
          <table:table-cell table:style-name="ce18" table:formula="of:=1/(SUM(;[.B97];[.D97];[.F97];[.H97])/SUM([.C97];[.E97];[.G97];[.I97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8];[.D98];[.F98];[.H98])/SUM([.C98];[.E98];[.G98];[.I98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99];[.D99];[.F99];[.H99])/SUM([.C99];[.E99];[.G99];[.I99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0];[.D100];[.F100];[.H100])/SUM([.C100];[.E100];[.G100];[.I100]))" office:value-type="float" office:value="122.748585795097" calcext:value-type="float">
            <text:p>122.748585795097</text:p>
          </table:table-cell>
          <table:table-cell/>
          <table:table-cell table:style-name="Default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1];[.D101];[.F101];[.H101])/SUM([.C101];[.E101];[.G101];[.I101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2];[.D102];[.F102];[.H102])/SUM([.C102];[.E102];[.G102];[.I102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3];[.D103];[.F103];[.H103])/SUM([.C103];[.E103];[.G103];[.I103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6" table:formula="of:=1/(SUM(;[.B104];[.D104];[.F104];[.H104])/SUM([.C104];[.E104];[.G104];[.I104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6"/>
          <table:table-cell table:number-columns-repeated="2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12"/>
          <table:table-cell table:number-columns-repeated="1007"/>
        </table:table-row>
        <table:table-row table:style-name="ro1">
          <table:table-cell table:number-columns-repeated="4"/>
          <table:table-cell table:style-name="ce8"/>
          <table:table-cell table:number-columns-repeated="11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08];[.D108];[.F108];[.H108])/SUM([.C108];[.E108];[.G108];[.I108]))" office:value-type="float" office:value="4.0053166445817" calcext:value-type="float">
            <text:p>4.0053166445817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09];[.D109];[.F109];[.H109])/SUM([.C109];[.E109];[.G109];[.I109]))" office:value-type="float" office:value="12.8014648589684" calcext:value-type="float">
            <text:p>12.8014648589684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0];[.D110];[.F110];[.H110])/SUM([.C110];[.E110];[.G110];[.I110]))" office:value-type="float" office:value="24.4922480620155" calcext:value-type="float">
            <text:p>24.492248062015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1];[.D111];[.F111];[.H111])/SUM([.C111];[.E111];[.G111];[.I111]))" office:value-type="float" office:value="8.74855759696488" calcext:value-type="float">
            <text:p>8.74855759696488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12];[.D112];[.F112];[.H112])/SUM([.C112];[.E112];[.G112];[.I112]))" office:value-type="float" office:value="152.879032258065" calcext:value-type="float">
            <text:p>152.879032258065</text:p>
          </table:table-cell>
          <table:table-cell table:number-columns-repeated="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12"/>
          <table:table-cell table:number-columns-repeated="1007"/>
        </table:table-row>
        <table:table-row table:style-name="ro1">
          <table:table-cell table:number-columns-repeated="16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7];[.D117];[.F117];[.H117])/SUM([.C117];[.E117];[.G117];[.I117]))" office:value-type="float" office:value="162.147084100675" calcext:value-type="float">
            <text:p>162.147084100675</text:p>
          </table:table-cell>
          <table:table-cell table:formula="of:=(SUM([.B117];[.D117];[.F117];[.H117])/SUM([.C117];[.E117];[.G117];[.I117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17]/[.L117]" office:value-type="float" office:value="0.123344802103146" calcext:value-type="float">
            <text:p>0.123344802103146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8];[.D118];[.F118];[.H118])/SUM([.C118];[.E118];[.G118];[.I118]))" office:value-type="float" office:value="50.0966106218308" calcext:value-type="float">
            <text:p>50.0966106218308</text:p>
          </table:table-cell>
          <table:table-cell table:formula="of:=(SUM([.B118];[.D118];[.F118];[.H118])/SUM([.C118];[.E118];[.G118];[.I118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18]/[.L118]" office:value-type="float" office:value="0.0907337739825807" calcext:value-type="float">
            <text:p>0.09073377398258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19];[.D119];[.F119];[.H119])/SUM([.C119];[.E119];[.G119];[.I119]))" office:value-type="float" office:value="94.4306450227604" calcext:value-type="float">
            <text:p>94.4306450227604</text:p>
          </table:table-cell>
          <table:table-cell table:formula="of:=(SUM([.B119];[.D119];[.F119];[.H119])/SUM([.C119];[.E119];[.G119];[.I119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19]/[.L119]" office:value-type="float" office:value="0.0962707507580608" calcext:value-type="float">
            <text:p>0.0962707507580608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0];[.D120];[.F120];[.H120])/SUM([.C120];[.E120];[.G120];[.I120]))" office:value-type="float" office:value="97.5213766187688" calcext:value-type="float">
            <text:p>97.5213766187688</text:p>
          </table:table-cell>
          <table:table-cell table:formula="of:=(SUM([.B120];[.D120];[.F120];[.H120])/SUM([.C120];[.E120];[.G120];[.I120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20]/[.L120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1];[.D121];[.F121];[.H121])/SUM([.C121];[.E121];[.G121];[.I121]))" office:value-type="float" office:value="289.377616777884" calcext:value-type="float">
            <text:p>289.377616777884</text:p>
          </table:table-cell>
          <table:table-cell table:formula="of:=(SUM([.B121];[.D121];[.F121];[.H121])/SUM([.C121];[.E121];[.G121];[.I121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21]/[.L121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12" table:formula="of:=28/19872" office:value-type="float" office:value="0.00140901771336554" calcext:value-type="float">
            <text:p>0.00140901771336554</text:p>
          </table:table-cell>
          <table:table-cell table:style-name="ce12" table:formula="of:=1/[.O121]" office:value-type="float" office:value="709.714285714286" calcext:value-type="float">
            <text:p>709.714285714286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2];[.D122];[.F122];[.H122])/SUM([.C122];[.E122];[.G122];[.I122]))" office:value-type="float" office:value="106.199855988479" calcext:value-type="float">
            <text:p>106.199855988479</text:p>
          </table:table-cell>
          <table:table-cell table:formula="of:=(SUM([.B122];[.D122];[.F122];[.H122])/SUM([.C122];[.E122];[.G122];[.I122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22]/[.L122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12" table:formula="of:=[.K120]-[.O121]" office:value-type="float" office:value="1.02400718811934" calcext:value-type="float">
            <text:p>1.02400718811934</text:p>
          </table:table-cell>
          <table:table-cell table:style-name="ce12" table:formula="of:=1/[.O122]" office:value-type="float" office:value="0.976555644923325" calcext:value-type="float">
            <text:p>0.976555644923325</text:p>
          </table:table-cell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3];[.D123];[.F123];[.H123])/SUM([.C123];[.E123];[.G123];[.I123]))" office:value-type="float" office:value="17.9071633237822" calcext:value-type="float">
            <text:p>17.9071633237822</text:p>
          </table:table-cell>
          <table:table-cell table:formula="of:=(SUM([.B123];[.D123];[.F123];[.H123])/SUM([.C123];[.E123];[.G123];[.I123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23]/[.L123]" office:value-type="float" office:value="0.372290493258235" calcext:value-type="float">
            <text:p>0.372290493258235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24];[.D124];[.F124];[.H124])/SUM([.B117];[.E124];[.G124];[.I124]))" office:value-type="float" office:value="11.2536040609137" calcext:value-type="float">
            <text:p>11.2536040609137</text:p>
          </table:table-cell>
          <table:table-cell table:formula="of:=(SUM([.B124];[.D124];[.F124];[.H124])/SUM([.C124];[.E124];[.G124];[.I124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24]/[.L124]" office:value-type="float" office:value="0.500114311842707" calcext:value-type="float">
            <text:p>0.500114311842707</text:p>
          </table:table-cell>
          <table:table-cell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5"/>
          <table:table-cell table:formula="of:=(SUM([.B125];[.D125];[.F125];[.H125])/SUM([.C125];[.E125];[.G125];[.I125]))*100" office:value-type="string" office:string-value="" calcext:value-type="error">
            <text:p>#DIV/0!</text:p>
          </table:table-cell>
          <table:table-cell table:number-columns-repeated="3"/>
          <table:table-cell table:style-name="ce12"/>
          <table:table-cell/>
          <table:table-cell table:style-name="ce12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0];[.D130];[.F130];[.H130])/SUM([.C130];[.E130];[.G130];[.I130]))" office:value-type="float" office:value="78.0364741641337" calcext:value-type="float">
            <text:p>78.0364741641337</text:p>
          </table:table-cell>
          <table:table-cell table:formula="of:=(SUM([.B130];[.D130];[.F130];[.H130])/SUM([.C130];[.E130];[.G130];[.I130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30]/[.L130]" office:value-type="float" office:value="0.0985732348200214" calcext:value-type="float">
            <text:p>0.098573234820021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1];[.D131];[.F131];[.H131])/SUM([.C131];[.E131];[.G131];[.I131]))" office:value-type="float" office:value="56.3026315789474" calcext:value-type="float">
            <text:p>56.3026315789474</text:p>
          </table:table-cell>
          <table:table-cell table:formula="of:=(SUM([.B131];[.D131];[.F131];[.H131])/SUM([.C131];[.E131];[.G131];[.I131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31]/[.L131]" office:value-type="float" office:value="0.111007244683337" calcext:value-type="float">
            <text:p>0.1110072446833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2];[.D132];[.F132];[.H132])/SUM([.C132];[.E132];[.G132];[.I132]))" office:value-type="float" office:value="132.340206185567" calcext:value-type="float">
            <text:p>132.340206185567</text:p>
          </table:table-cell>
          <table:table-cell table:formula="of:=(SUM([.B132];[.D132];[.F132];[.H132])/SUM([.C132];[.E132];[.G132];[.I132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32]/[.L132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3];[.D133];[.F133];[.H133])/SUM([.C133];[.E133];[.G133];[.I133]))" office:value-type="float" office:value="95.7985074626866" calcext:value-type="float">
            <text:p>95.7985074626866</text:p>
          </table:table-cell>
          <table:table-cell table:formula="of:=(SUM([.B133];[.D133];[.F133];[.H133])/SUM([.C133];[.E133];[.G133];[.I133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33]/[.L133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4];[.D134];[.F134];[.H134])/SUM([.C134];[.E134];[.G134];[.I134]))" office:value-type="float" office:value="611.285714285714" calcext:value-type="float">
            <text:p>611.285714285714</text:p>
          </table:table-cell>
          <table:table-cell table:formula="of:=(SUM([.B134];[.D134];[.F134];[.H134])/SUM([.C134];[.E134];[.G134];[.I134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34]/[.L134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5];[.D135];[.F135];[.H135])/SUM([.C135];[.E135];[.G135];[.I135]))" office:value-type="float" office:value="106.53112033195" calcext:value-type="float">
            <text:p>106.53112033195</text:p>
          </table:table-cell>
          <table:table-cell table:formula="of:=(SUM([.B135];[.D135];[.F135];[.H135])/SUM([.C135];[.E135];[.G135];[.I135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6];[.D136];[.F136];[.H136])/SUM([.C136];[.E136];[.G136];[.I136]))" office:value-type="float" office:value="24.2555910543131" calcext:value-type="float">
            <text:p>24.2555910543131</text:p>
          </table:table-cell>
          <table:table-cell table:formula="of:=(SUM([.B136];[.D136];[.F136];[.H136])/SUM([.C136];[.E136];[.G136];[.I136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36]/[.L136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37];[.D137];[.F137];[.H137])/SUM([.C137];[.E137];[.G137];[.I137]))" office:value-type="float" office:value="7.89189189189189" calcext:value-type="float">
            <text:p>7.89189189189189</text:p>
          </table:table-cell>
          <table:table-cell table:formula="of:=(SUM([.B137];[.D137];[.F137];[.H137])/SUM([.C137];[.E137];[.G137];[.I137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37]/[.L137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138];[.D138];[.F138];[.H138])/SUM([.C138];[.E138];[.G138];[.I138]))" office:value-type="string" office:string-value="" calcext:value-type="error">
            <text:p>#DIV/0!</text:p>
          </table:table-cell>
          <table:table-cell table:formula="of:=(SUM([.B138];[.D138];[.F138];[.H138])/SUM([.C138];[.E138];[.G138];[.I138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3];[.D143];[.F143];[.H143])/SUM([.C143];[.E143];[.G143];[.I143]))" office:value-type="float" office:value="71.523178807947" calcext:value-type="float">
            <text:p>71.523178807947</text:p>
          </table:table-cell>
          <table:table-cell table:formula="of:=(SUM([.B143];[.D143];[.F143];[.H143])/SUM([.C143];[.E143];[.G143];[.I143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43]/[.L143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4];[.D144];[.F144];[.H144])/SUM([.C144];[.E144];[.G144];[.I144]))" office:value-type="float" office:value="54.9618320610687" calcext:value-type="float">
            <text:p>54.9618320610687</text:p>
          </table:table-cell>
          <table:table-cell table:formula="of:=(SUM([.B144];[.D144];[.F144];[.H144])/SUM([.C144];[.E144];[.G144];[.I144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44]/[.L144]" office:value-type="float" office:value="0.15162037037037" calcext:value-type="float">
            <text:p>0.15162037037037</text:p>
          </table:table-cell>
          <table:table-cell table:style-name="Default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12" table:formula="of:=1/[.O144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5];[.D145];[.F145];[.H145])/SUM([.C145];[.E145];[.G145];[.I145]))" office:value-type="float" office:value="158.823529411765" calcext:value-type="float">
            <text:p>158.823529411765</text:p>
          </table:table-cell>
          <table:table-cell table:formula="of:=(SUM([.B145];[.D145];[.F145];[.H145])/SUM([.C145];[.E145];[.G145];[.I145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45]/[.L145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43]-[.O144]" office:value-type="float" office:value="1.39666263193126" calcext:value-type="float">
            <text:p>1.39666263193126</text:p>
          </table:table-cell>
          <table:table-cell table:style-name="ce12" table:formula="of:=1/[.O145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6];[.D146];[.F146];[.H146])/SUM([.C146];[.E146];[.G146];[.I146]))" office:value-type="float" office:value="91.1392405063291" calcext:value-type="float">
            <text:p>91.1392405063291</text:p>
          </table:table-cell>
          <table:table-cell table:formula="of:=(SUM([.B146];[.D146];[.F146];[.H146])/SUM([.C146];[.E146];[.G146];[.I146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46]/[.L146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7];[.D147];[.F147];[.H147])/SUM([.C147];[.E147];[.G147];[.I147]))" office:value-type="float" office:value="696.774193548387" calcext:value-type="float">
            <text:p>696.774193548387</text:p>
          </table:table-cell>
          <table:table-cell table:formula="of:=(SUM([.B147];[.D147];[.F147];[.H147])/SUM([.C147];[.E147];[.G147];[.I147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47]/[.L147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148];[.D148];[.F148];[.H148])/SUM([.C148];[.E148];[.G148];[.I148]))" office:value-type="float" office:value="106.4039408867" calcext:value-type="float">
            <text:p>106.4039408867</text:p>
          </table:table-cell>
          <table:table-cell table:formula="of:=(SUM([.B148];[.D148];[.F148];[.H148])/SUM([.C148];[.E148];[.G148];[.I148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48]/[.L148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49];[.D149];[.F149];[.H149])/SUM([.C149];[.E149];[.G149];[.I149]))" office:value-type="float" office:value="23.0327868852459" calcext:value-type="float">
            <text:p>23.0327868852459</text:p>
          </table:table-cell>
          <table:table-cell table:formula="of:=(SUM([.B149];[.D149];[.F149];[.H149])/SUM([.C149];[.E149];[.G149];[.I149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49]/[.L149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150];[.D150];[.F150];[.H150])/SUM([.C150];[.E150];[.G150];[.I150]))" office:value-type="float" office:value="8.26470588235294" calcext:value-type="float">
            <text:p>8.26470588235294</text:p>
          </table:table-cell>
          <table:table-cell table:formula="of:=(SUM([.B150];[.D150];[.F150];[.H150])/SUM([.C150];[.E150];[.G150];[.I150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50]/[.L150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151];[.D151];[.F151];[.H151])/SUM([.C151];[.E151];[.G151];[.I151]))" office:value-type="string" office:string-value="" calcext:value-type="error">
            <text:p>#DIV/0!</text:p>
          </table:table-cell>
          <table:table-cell table:formula="of:=(SUM([.B151];[.D151];[.F151];[.H151])/SUM([.C151];[.E151];[.G151];[.I151]))*100" office:value-type="string" office:string-value="" calcext:value-type="error">
            <text:p>#DIV/0!</text:p>
          </table:table-cell>
          <table:table-cell/>
          <table:table-cell table:formula="of:=[.K151]/[.L15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6];[.D156];[.F156];[.F156])/SUM([.C156];[.E156];[.G156];[.G156]))" office:value-type="float" office:value="8.96296296296296" calcext:value-type="float">
            <text:p>8.96296296296296</text:p>
          </table:table-cell>
          <table:table-cell table:formula="of:=(SUM([.B156];[.D156];[.F156];[.H156])/SUM([.C156];[.E156];[.G156];[.I156]))*100" office:value-type="float" office:value="11.0765643218033" calcext:value-type="float">
            <text:p>11.0765643218033</text:p>
          </table:table-cell>
          <table:table-cell/>
          <table:table-cell table:formula="of:=[.K156]/[.L156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7];[.D157];[.F157];[.F157])/SUM([.C157];[.E157];[.G157];[.G157]))" office:value-type="float" office:value="19.769014084507" calcext:value-type="float">
            <text:p>19.769014084507</text:p>
          </table:table-cell>
          <table:table-cell table:formula="of:=(SUM([.B157];[.D157];[.F157];[.H157])/SUM([.C157];[.E157];[.G157];[.I157]))*100" office:value-type="float" office:value="5.16906335017489" calcext:value-type="float">
            <text:p>5.16906335017489</text:p>
          </table:table-cell>
          <table:table-cell/>
          <table:table-cell table:formula="of:=[.K157]/[.L157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8];[.D158];[.F158];[.F158])/SUM([.C158];[.E158];[.G158];[.G158]))" office:value-type="float" office:value="81.6046511627907" calcext:value-type="float">
            <text:p>81.6046511627907</text:p>
          </table:table-cell>
          <table:table-cell table:formula="of:=(SUM([.B158];[.D158];[.F158];[.H158])/SUM([.C158];[.E158];[.G158];[.I158]))*100" office:value-type="float" office:value="1.14652157015157" calcext:value-type="float">
            <text:p>1.14652157015157</text:p>
          </table:table-cell>
          <table:table-cell/>
          <table:table-cell table:formula="of:=[.K158]/[.L158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69.866cm" draw:caption-point-x="-0.61cm" draw:caption-point-y="1.5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59];[.D159];[.F159];[.F159])/SUM([.C159];[.E159];[.G159];[.G159]))" office:value-type="float" office:value="31.6126126126126" calcext:value-type="float">
            <text:p>31.6126126126126</text:p>
          </table:table-cell>
          <table:table-cell table:formula="of:=(SUM([.B159];[.D159];[.F159];[.H159])/SUM([.C159];[.E159];[.G159];[.I159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59]/[.L159]" office:value-type="float" office:value="0.376506024096386" calcext:value-type="float">
            <text:p>0.37650602409638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0];[.D160];[.F160];[.F160])/SUM([.C160];[.E160];[.G160];[.G160]))" office:value-type="float" office:value="17.2432432432432" calcext:value-type="float">
            <text:p>17.2432432432432</text:p>
          </table:table-cell>
          <table:table-cell table:formula="of:=(SUM([.B160];[.D160];[.F160];[.H160])/SUM([.C160];[.E160];[.G160];[.I160]))*100" office:value-type="float" office:value="5.73260785075787" calcext:value-type="float">
            <text:p>5.73260785075787</text:p>
          </table:table-cell>
          <table:table-cell/>
          <table:table-cell table:formula="of:=[.K160]/[.L160]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1];[.D161];[.F161];[.F161])/SUM([.C161];[.E161];[.G161];[.G161]))" office:value-type="float" office:value="4.45587301587302" calcext:value-type="float">
            <text:p>4.45587301587302</text:p>
          </table:table-cell>
          <table:table-cell table:formula="of:=(SUM([.B161];[.D161];[.F161];[.H161])/SUM([.C161];[.E161];[.G161];[.I161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61]/[.L161]" office:value-type="float" office:value="0.21712158808933" calcext:value-type="float">
            <text:p>0.21712158808933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2];[.D162];[.F162];[.F162])/SUM([.C162];[.E162];[.G162];[.G162]))" office:value-type="float" office:value="15.9438943894389" calcext:value-type="float">
            <text:p>15.9438943894389</text:p>
          </table:table-cell>
          <table:table-cell table:formula="of:=(SUM([.B162];[.D162];[.F162];[.H162])/SUM([.C162];[.E162];[.G162];[.I162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62]/[.L162]" office:value-type="float" office:value="0.717209267395141" calcext:value-type="float">
            <text:p>0.717209267395141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3];[.D163];[.F163];[.F163])/SUM([.C163];[.E163];[.G163];[.G163]))" office:value-type="float" office:value="28.0872093023256" calcext:value-type="float">
            <text:p>28.0872093023256</text:p>
          </table:table-cell>
          <table:table-cell table:formula="of:=(SUM([.B163];[.D163];[.F163];[.H163])/SUM([.C163];[.E163];[.G163];[.I163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163]/[.L163]" office:value-type="float" office:value="0.482788586877806" calcext:value-type="float">
            <text:p>0.482788586877806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64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Default" table:number-columns-repeated="2"/>
          <table:table-cell table:formula="of:=1/(SUM([.B164];[.D164];[.F164];[.F164])/SUM([.C164];[.E164];[.G164];[.G164]))" office:value-type="float" office:value="98.8450704225352" calcext:value-type="float">
            <text:p>98.8450704225352</text:p>
          </table:table-cell>
          <table:table-cell table:formula="of:=(SUM([.B164];[.D164];[.F164];[.H164])/SUM([.C164];[.E164];[.G164];[.I164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164]/[.L164]" office:value-type="float" office:value="0.476097940147688" calcext:value-type="float">
            <text:p>0.476097940147688</text:p>
          </table:table-cell>
          <table:table-cell table:style-name="Default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2"/>
          <table:table-cell table:style-name="Default" table:number-columns-repeated="2"/>
          <table:table-cell table:formula="of:=1/(SUM([.B165];[.D165];[.F165];[.F165])/SUM([.C165];[.E165];[.G165];[.G165]))" office:value-type="float" office:value="192.588235294118" calcext:value-type="float">
            <text:p>192.588235294118</text:p>
          </table:table-cell>
          <table:table-cell table:formula="of:=(SUM([.B165];[.D165];[.F165];[.H165])/SUM([.C165];[.E165];[.G165];[.I165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0.519242516799023" calcext:value-type="float">
            <text:p>0.519242516799023</text:p>
          </table:table-cell>
          <table:table-cell table:style-name="Default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Default" table:number-columns-repeated="4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 office:value-type="float" office:value="137" calcext:value-type="float">
            <text:p>13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0];[.D170];[.F170];[.H170])/SUM([.C170];[.E170];[.G170];[.I170]))" office:value-type="float" office:value="5.59443339960239" calcext:value-type="float">
            <text:p>5.59443339960239</text:p>
          </table:table-cell>
          <table:table-cell table:formula="of:=(SUM([.B170];[.D170];[.F170];[.H170])/SUM([.C170];[.E170];[.G170];[.I170]))*100" office:value-type="float" office:value="17.8749111584932" calcext:value-type="float">
            <text:p>17.8749111584932</text:p>
          </table:table-cell>
          <table:table-cell/>
          <table:table-cell table:formula="of:=[.K170]/[.L17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1];[.D171];[.F171];[.H171])/SUM([.C171];[.E171];[.G171];[.I171]))" office:value-type="float" office:value="7.56293706293706" calcext:value-type="float">
            <text:p>7.56293706293706</text:p>
          </table:table-cell>
          <table:table-cell table:formula="of:=(SUM([.B171];[.D171];[.F171];[.H171])/SUM([.C171];[.E171];[.G171];[.I171]))*100" office:value-type="float" office:value="13.2223763291724" calcext:value-type="float">
            <text:p>13.2223763291724</text:p>
          </table:table-cell>
          <table:table-cell/>
          <table:table-cell table:formula="of:=[.K171]/[.L17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2];[.D172];[.F172];[.H172])/SUM([.C172];[.E172];[.G172];[.I172]))" office:value-type="float" office:value="22.53125" calcext:value-type="float">
            <text:p>22.53125</text:p>
          </table:table-cell>
          <table:table-cell table:formula="of:=(SUM([.B172];[.D172];[.F172];[.H172])/SUM([.C172];[.E172];[.G172];[.I172]))*100" office:value-type="float" office:value="4.43828016643551" calcext:value-type="float">
            <text:p>4.43828016643551</text:p>
          </table:table-cell>
          <table:table-cell/>
          <table:table-cell table:formula="of:=[.K172]/[.L17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3];[.D173];[.F173];[.H173])/SUM([.C173];[.E173];[.G173];[.I173]))" office:value-type="float" office:value="36.05" calcext:value-type="float">
            <text:p>36.05</text:p>
          </table:table-cell>
          <table:table-cell table:formula="of:=(SUM([.B173];[.D173];[.F173];[.H173])/SUM([.C173];[.E173];[.G173];[.I173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173]/[.L173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4];[.D174];[.F174];[.H174])/SUM([.C174];[.E174];[.G174];[.I174]))" office:value-type="float" office:value="81.622641509434" calcext:value-type="float">
            <text:p>81.622641509434</text:p>
          </table:table-cell>
          <table:table-cell table:formula="of:=(SUM([.B174];[.D174];[.F174];[.H174])/SUM([.C174];[.E174];[.G174];[.I174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174]/[.L174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5];[.D175];[.F175];[.H175])/SUM([.C175];[.E175];[.G175];[.I175]))" office:value-type="float" office:value="72.1" calcext:value-type="float">
            <text:p>72.1</text:p>
          </table:table-cell>
          <table:table-cell table:formula="of:=(SUM([.B175];[.D175];[.F175];[.H175])/SUM([.C175];[.E175];[.G175];[.I175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175]/[.L175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22" office:value-type="float" office:value="630" calcext:value-type="float">
            <text:p>630</text:p>
          </table:table-cell>
          <table:table-cell table:number-columns-repeated="2"/>
          <table:table-cell table:formula="of:=1/(SUM([.B176];[.D176];[.F176];[.H176])/SUM([.C176];[.E176];[.G176];[.I176]))" office:value-type="float" office:value="96.1333333333333" calcext:value-type="float">
            <text:p>96.1333333333333</text:p>
          </table:table-cell>
          <table:table-cell table:formula="of:=(SUM([.B176];[.D176];[.F176];[.H176])/SUM([.C176];[.E176];[.G176];[.I176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176]/[.L176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77];[.D177];[.F177];[.H177])/SUM([.C177];[.E177];[.G177];[.I177]))" office:value-type="float" office:value="17.8760330578512" calcext:value-type="float">
            <text:p>17.8760330578512</text:p>
          </table:table-cell>
          <table:table-cell table:formula="of:=(SUM([.B177];[.D177];[.F177];[.H177])/SUM([.C177];[.E177];[.G177];[.I177]))*100" office:value-type="float" office:value="5.59408229311142" calcext:value-type="float">
            <text:p>5.59408229311142</text:p>
          </table:table-cell>
          <table:table-cell/>
          <table:table-cell table:formula="of:=[.K177]/[.L17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office:value-type="string" calcext:value-type="string">
            <text:p>https://www.digitaltq.com/vivid-voltage-booster-pull-rates-pokemon-tcg</text:p>
          </table:table-cell>
          <table:table-cell table:style-name="Default" table:number-columns-repeated="4"/>
          <table:table-cell table:formula="of:=SUM([.K170:.K176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2];[.D182];[.F182];[.H182])/SUM([.C182];[.E182];[.G182];[.I182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83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3];[.D183];[.F183];[.H183])/SUM([.C183];[.E183];[.G183];[.I183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4];[.D184];[.F184];[.H184])/SUM([.C184];[.E184];[.G184];[.I184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5];[.D185];[.F185];[.H185])/SUM([.C185];[.E185];[.G185];[.I185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6];[.D186];[.F186];[.H186])/SUM([.C186];[.E186];[.G186];[.I186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87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7];[.D187];[.F187];[.H187])/SUM([.C187];[.E187];[.G187];[.I187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88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88];[.D188];[.F188];[.H188])/SUM([.C188];[.E188];[.G188];[.I188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89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89];[.D189];[.F189];[.H189])/SUM([.C189];[.E189];[.G189];[.I189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22"/>
          <table:table-cell table:number-columns-repeated="2"/>
          <table:table-cell table:formula="of:=1/(SUM([.B198];[.D198];[.F198];[.H198])/SUM([.C198];[.E198];[.G198];[.I198]))" office:value-type="float" office:value="5.72944297082228" calcext:value-type="float">
            <text:p>5.72944297082228</text:p>
          </table:table-cell>
          <table:table-cell table:formula="of:=(SUM([.B198];[.D198];[.F198];[.H198])/SUM([.C198];[.E198];[.G198];[.I198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99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99];[.D199];[.F199];[.H199])/SUM([.C199];[.E199];[.G199];[.I199]))" office:value-type="float" office:value="7.04020842667729" calcext:value-type="float">
            <text:p>7.04020842667729</text:p>
          </table:table-cell>
          <table:table-cell table:formula="of:=(SUM([.B199];[.D199];[.F199];[.H199])/SUM([.C199];[.E199];[.G199];[.I199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00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0];[.D200];[.F200];[.H200])/SUM([.C200];[.E200];[.G200];[.I200]))" office:value-type="float" office:value="44.7120198134584" calcext:value-type="float">
            <text:p>44.7120198134584</text:p>
          </table:table-cell>
          <table:table-cell table:formula="of:=(SUM([.B200];[.D200];[.F200];[.H200])/SUM([.C200];[.E200];[.G200];[.I200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1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1];[.D201];[.F201];[.H201])/SUM([.C201];[.E201];[.G201];[.I201]))" office:value-type="float" office:value="35.0080970407121" calcext:value-type="float">
            <text:p>35.0080970407121</text:p>
          </table:table-cell>
          <table:table-cell table:formula="of:=(SUM([.B201];[.D201];[.F201];[.H201])/SUM([.C201];[.E201];[.G201];[.I201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02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2];[.D202];[.F202];[.H202])/SUM([.C202];[.E202];[.G202];[.I202]))" office:value-type="float" office:value="109.150785023766" calcext:value-type="float">
            <text:p>109.150785023766</text:p>
          </table:table-cell>
          <table:table-cell table:formula="of:=(SUM([.B202];[.D202];[.F202];[.H202])/SUM([.C202];[.E202];[.G202];[.I202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03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3];[.D203];[.F203];[.H203])/SUM([.C203];[.E203];[.G203];[.I203]))" office:value-type="float" office:value="81.8576920665088" calcext:value-type="float">
            <text:p>81.8576920665088</text:p>
          </table:table-cell>
          <table:table-cell table:formula="of:=(SUM([.B203];[.D203];[.F203];[.H203])/SUM([.C203];[.E203];[.G203];[.I203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04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04];[.D204];[.F204];[.H204])/SUM([.C204];[.E204];[.G204];[.I204]))" office:value-type="float" office:value="107.55005165191" calcext:value-type="float">
            <text:p>107.55005165191</text:p>
          </table:table-cell>
          <table:table-cell table:formula="of:=(SUM([.B204];[.D204];[.F204];[.H204])/SUM([.C204];[.E204];[.G204];[.I204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98:.K204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1];[.D211];[.F211];[.H211])/SUM([.C211];[.E211];[.G211];[.I211]))" office:value-type="float" office:value="56.0454545454545" calcext:value-type="float">
            <text:p>56.0454545454545</text:p>
          </table:table-cell>
          <table:table-cell table:formula="of:=(SUM([.B211];[.D211];[.F211];[.H211])/SUM([.C211];[.E211];[.G211];[.I211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11]/[.L211]" office:value-type="float" office:value="0.223033252230333" calcext:value-type="float">
            <text:p>0.22303325223033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2];[.D212];[.F212];[.H212])/SUM([.C212];[.E212];[.G212];[.I212]))" office:value-type="float" office:value="62.9756097560976" calcext:value-type="float">
            <text:p>62.9756097560976</text:p>
          </table:table-cell>
          <table:table-cell table:formula="of:=(SUM([.B212];[.D212];[.F212];[.H212])/SUM([.C212];[.E212];[.G212];[.I212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12]/[.L212]" office:value-type="float" office:value="1.58791634391944" calcext:value-type="float">
            <text:p>1.587916343919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3];[.D213];[.F213];[.H213])/SUM([.C213];[.E213];[.G213];[.I213]))" office:value-type="float" office:value="78.2424242424243" calcext:value-type="float">
            <text:p>78.2424242424243</text:p>
          </table:table-cell>
          <table:table-cell table:formula="of:=(SUM([.B213];[.D213];[.F213];[.H213])/SUM([.C213];[.E213];[.G213];[.I213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13]/[.L213]" office:value-type="float" office:value="1.27807900852053" calcext:value-type="float">
            <text:p>1.27807900852053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4];[.D214];[.F214];[.H214])/SUM([.C214];[.E214];[.G214];[.I214]))" office:value-type="float" office:value="47.7142857142857" calcext:value-type="float">
            <text:p>47.7142857142857</text:p>
          </table:table-cell>
          <table:table-cell table:formula="of:=(SUM([.B214];[.D214];[.F214];[.H214])/SUM([.C214];[.E214];[.G214];[.I214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14]/[.L214]" office:value-type="float" office:value="1.04790419161677" calcext:value-type="float">
            <text:p>1.04790419161677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5];[.D215];[.F215];[.H215])/SUM([.C215];[.E215];[.G215];[.I215]))" office:value-type="float" office:value="76.1818181818182" calcext:value-type="float">
            <text:p>76.1818181818182</text:p>
          </table:table-cell>
          <table:table-cell table:formula="of:=(SUM([.B215];[.D215];[.F215];[.H215])/SUM([.C215];[.E215];[.G215];[.I215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15]/[.L215]" office:value-type="float" office:value="0.218774860779634" calcext:value-type="float">
            <text:p>0.21877486077963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6];[.D216];[.F216];[.H216])/SUM([.C216];[.E216];[.G216];[.I216]))" office:value-type="float" office:value="6.60358056265985" calcext:value-type="float">
            <text:p>6.60358056265985</text:p>
          </table:table-cell>
          <table:table-cell table:formula="of:=(SUM([.B216];[.D216];[.F216];[.H216])/SUM([.C216];[.E216];[.G216];[.I216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16]/[.L216]" office:value-type="float" office:value="1.68258886306911" calcext:value-type="float">
            <text:p>1.6825888630691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7];[.D217];[.F217];[.H217])/SUM([.C217];[.E217];[.G217];[.I217]))" office:value-type="float" office:value="4.52892561983471" calcext:value-type="float">
            <text:p>4.52892561983471</text:p>
          </table:table-cell>
          <table:table-cell table:formula="of:=(SUM([.B217];[.D217];[.F217];[.H217])/SUM([.C217];[.E217];[.G217];[.I217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17]/[.L217]" office:value-type="float" office:value="0.490673154906732" calcext:value-type="float">
            <text:p>0.49067315490673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18];[.D218];[.F218];[.H218])/SUM([.C218];[.E218];[.G218];[.I218]))" office:value-type="float" office:value="9.15027829313544" calcext:value-type="float">
            <text:p>9.15027829313544</text:p>
          </table:table-cell>
          <table:table-cell table:formula="of:=(SUM([.B218];[.D218];[.F218];[.H218])/SUM([.C218];[.E218];[.G218];[.I218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18]/[.L218]" office:value-type="float" office:value="0.312246553122465" calcext:value-type="float">
            <text:p>0.31224655312246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19];[.D219];[.F219];[.H219])/SUM([.C219];[.E219];[.G219];[.I219]))" office:value-type="float" office:value="30.3636363636364" calcext:value-type="float">
            <text:p>30.3636363636364</text:p>
          </table:table-cell>
          <table:table-cell table:formula="of:=(SUM([.B219];[.D219];[.F219];[.H219])/SUM([.C219];[.E219];[.G219];[.I219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19]/[.L219]" office:value-type="float" office:value="0.365934797072522" calcext:value-type="float">
            <text:p>0.365934797072522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24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4];[.D224];[.F224];[.H224])/SUM([.C224];[.E224];[.G224];[.I224]))" office:value-type="float" office:value="111.111111111111" calcext:value-type="float">
            <text:p>111.111111111111</text:p>
          </table:table-cell>
          <table:table-cell table:formula="of:=(SUM([.B224];[.D224];[.F224];[.H224])/SUM([.C224];[.E224];[.G224];[.I224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24]/[.L224]" office:value-type="float" office:value="0.1" calcext:value-type="float">
            <text:p>0.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25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5];[.D225];[.F225];[.H225])/SUM([.C225];[.E225];[.G225];[.I225]))" office:value-type="float" office:value="69.4444444444444" calcext:value-type="float">
            <text:p>69.4444444444444</text:p>
          </table:table-cell>
          <table:table-cell table:formula="of:=(SUM([.B225];[.D225];[.F225];[.H225])/SUM([.C225];[.E225];[.G225];[.I225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25]/[.L225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12" office:value-type="string" calcext:value-type="string">
            <text:p>alt art odds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6];[.D226];[.F226];[.H226])/SUM([.C226];[.E226];[.G226];[.I226]))" office:value-type="float" office:value="31.3846153846154" calcext:value-type="float">
            <text:p>31.3846153846154</text:p>
          </table:table-cell>
          <table:table-cell table:formula="of:=(SUM([.B226];[.D226];[.F226];[.H226])/SUM([.C226];[.E226];[.G226];[.I226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26]/[.L226]" office:value-type="float" office:value="0.187427912341407" calcext:value-type="float">
            <text:p>0.187427912341407</text:p>
          </table:table-cell>
          <table:table-cell table:formula="of:=([.K226]-([.M227]*([.L226]-4)))/4" office:value-type="float" office:value="0.16226397966594" calcext:value-type="float">
            <text:p>0.16226397966594</text:p>
          </table:table-cell>
          <table:table-cell table:style-name="ce12" table:formula="of:=1/(4*[.N226])" office:value-type="float" office:value="1.5406993006993" calcext:value-type="float">
            <text:p>1.5406993006993</text:p>
          </table:table-cell>
          <table:table-cell table:style-name="ce12" table:number-columns-repeated="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27];[.D227];[.F227];[.H227])/SUM([.C227];[.E227];[.G227];[.I227]))" office:value-type="float" office:value="85.3953488372093" calcext:value-type="float">
            <text:p>85.3953488372093</text:p>
          </table:table-cell>
          <table:table-cell table:formula="of:=(SUM([.B227];[.D227];[.F227];[.H227])/SUM([.C227];[.E227];[.G227];[.I227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27]/[.L227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28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28];[.D228];[.F228];[.H228])/SUM([.C228];[.E228];[.G228];[.I228]))" office:value-type="float" office:value="8.28006904735545" calcext:value-type="float">
            <text:p>8.28006904735545</text:p>
          </table:table-cell>
          <table:table-cell table:formula="of:=(SUM([.B228];[.D228];[.F228];[.H228])/SUM([.C228];[.E228];[.G228];[.I228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28]/[.L228]" office:value-type="float" office:value="0.710423174919685" calcext:value-type="float">
            <text:p>0.710423174919685</text:p>
          </table:table-cell>
          <table:table-cell table:formula="of:=1/([.M227]*([.L226]-4))" office:value-type="float" office:value="0.394132379248658" calcext:value-type="float">
            <text:p>0.394132379248658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/>
          <table:table-cell table:style-name="Default" table:number-columns-repeated="3"/>
          <table:table-cell table:number-columns-repeated="10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9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39];[.D239];[.F239];[.H239])/SUM([.C239];[.E239];[.G239];[.I239]))" office:value-type="float" office:value="31.8471337579618" calcext:value-type="float">
            <text:p>31.8471337579618</text:p>
          </table:table-cell>
          <table:table-cell table:formula="of:=(SUM([.B239];[.D239];[.F239];[.H239])/SUM([.C239];[.E239];[.G239];[.I239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39]/[.L239]" office:value-type="float" office:value="0.348888888888889" calcext:value-type="float">
            <text:p>0.34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0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40];[.D240];[.F240];[.H240])/SUM([.C240];[.E240];[.G240];[.I240]))" office:value-type="float" office:value="79.3650793650794" calcext:value-type="float">
            <text:p>79.3650793650794</text:p>
          </table:table-cell>
          <table:table-cell table:formula="of:=(SUM([.B240];[.D240];[.F240];[.H240])/SUM([.C240];[.E240];[.G240];[.I240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40]/[.L240]" office:value-type="float" office:value="0.1575" calcext:value-type="float">
            <text:p>0.15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46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46];[.D246];[.F246];[.H246])/SUM([.C246];[.E246];[.G246];[.I246]))" office:value-type="float" office:value="47.8468899521531" calcext:value-type="float">
            <text:p>47.8468899521531</text:p>
          </table:table-cell>
          <table:table-cell table:formula="of:=(SUM([.B246];[.D246];[.F246];[.H246])/SUM([.C246];[.E246];[.G246];[.I246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46]/[.L246]" office:value-type="float" office:value="0.160769230769231" calcext:value-type="float">
            <text:p>0.16076923076923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47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47];[.D247];[.F247];[.H247])/SUM([.C247];[.E247];[.G247];[.I247]))" office:value-type="float" office:value="59.1715976331361" calcext:value-type="float">
            <text:p>59.1715976331361</text:p>
          </table:table-cell>
          <table:table-cell table:formula="of:=(SUM([.B247];[.D247];[.F247];[.H247])/SUM([.C247];[.E247];[.G247];[.I247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47]/[.L247]" office:value-type="float" office:value="0.241428571428571" calcext:value-type="float">
            <text:p>0.241428571428571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1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51];[.D251];[.F251];[.H251])/SUM([.C251];[.E251];[.G251];[.I251]))" office:value-type="float" office:value="43.6681222707424" calcext:value-type="float">
            <text:p>43.6681222707424</text:p>
          </table:table-cell>
          <table:table-cell table:formula="of:=(SUM([.B251];[.D251];[.F251];[.H251])/SUM([.C251];[.E251];[.G251];[.I251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51]/[.L251]" office:value-type="float" office:value="0.254444444444444" calcext:value-type="float">
            <text:p>0.254444444444444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2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52];[.D252];[.F252];[.H252])/SUM([.C252];[.E252];[.G252];[.I252]))" office:value-type="float" office:value="78.740157480315" calcext:value-type="float">
            <text:p>78.740157480315</text:p>
          </table:table-cell>
          <table:table-cell table:formula="of:=(SUM([.B252];[.D252];[.F252];[.H252])/SUM([.C252];[.E252];[.G252];[.I252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52]/[.L252]" office:value-type="float" office:value="0.3175" calcext:value-type="float">
            <text:p>0.3175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Default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6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56];[.D256];[.F256];[.H256])/SUM([.C256];[.E256];[.G256];[.I256]))" office:value-type="float" office:value="42.9184549356223" calcext:value-type="float">
            <text:p>42.9184549356223</text:p>
          </table:table-cell>
          <table:table-cell table:formula="of:=(SUM([.B256];[.D256];[.F256];[.H256])/SUM([.C256];[.E256];[.G256];[.I256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56]/[.L256]" office:value-type="float" office:value="0.258888888888889" calcext:value-type="float">
            <text:p>0.25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7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57];[.D257];[.F257];[.H257])/SUM([.C257];[.E257];[.G257];[.I257]))" office:value-type="float" office:value="50.761421319797" calcext:value-type="float">
            <text:p>50.761421319797</text:p>
          </table:table-cell>
          <table:table-cell table:formula="of:=(SUM([.B257];[.D257];[.F257];[.H257])/SUM([.C257];[.E257];[.G257];[.I257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57]/[.L257]" office:value-type="float" office:value="0.218888888888889" calcext:value-type="float">
            <text:p>0.218888888888889</text:p>
          </table:table-cell>
          <table:table-cell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table:number-columns-repeated="14"/>
          <table:table-cell table:style-name="ce12" table:number-columns-repeated="3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1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61];[.D261];[.F261];[.H261])/SUM([.C261];[.E261];[.G261];[.I261]))" office:value-type="float" office:value="30.5810397553517" calcext:value-type="float">
            <text:p>30.5810397553517</text:p>
          </table:table-cell>
          <table:table-cell table:formula="of:=(SUM([.B261];[.D261];[.F261];[.H261])/SUM([.C261];[.E261];[.G261];[.I261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61]/[.L261]" office:value-type="float" office:value="0.40875" calcext:value-type="float">
            <text:p>0.40875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2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62];[.D262];[.F262];[.H262])/SUM([.C262];[.E262];[.G262];[.I262]))" office:value-type="float" office:value="84.7457627118644" calcext:value-type="float">
            <text:p>84.7457627118644</text:p>
          </table:table-cell>
          <table:table-cell table:formula="of:=(SUM([.B262];[.D262];[.F262];[.H262])/SUM([.C262];[.E262];[.G262];[.I262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62]/[.L262]" office:value-type="float" office:value="0.393333333333333" calcext:value-type="float">
            <text:p>0.39333333333333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6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66];[.D266];[.F266];[.H266])/SUM([.C266];[.E266];[.G266];[.I266]))" office:value-type="float" office:value="35.7142857142857" calcext:value-type="float">
            <text:p>35.7142857142857</text:p>
          </table:table-cell>
          <table:table-cell table:formula="of:=(SUM([.B266];[.D266];[.F266];[.H266])/SUM([.C266];[.E266];[.G266];[.I266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266]/[.L266]" office:value-type="float" office:value="1.4" calcext:value-type="float">
            <text:p>1.4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7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67];[.D267];[.F267];[.H267])/SUM([.C267];[.E267];[.G267];[.I267]))" office:value-type="float" office:value="85.4700854700855" calcext:value-type="float">
            <text:p>85.4700854700855</text:p>
          </table:table-cell>
          <table:table-cell table:formula="of:=(SUM([.B267];[.D267];[.F267];[.H267])/SUM([.C267];[.E267];[.G267];[.I267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267]/[.L267]" office:value-type="float" office:value="1.17" calcext:value-type="float">
            <text:p>1.1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71];[.D271];[.F271];[.H271])/SUM([.C271];[.E271];[.G271];[.I271]))" office:value-type="float" office:value="37.2222222222222" calcext:value-type="float">
            <text:p>37.2222222222222</text:p>
          </table:table-cell>
          <table:table-cell table:formula="of:=(SUM([.B271];[.D271];[.F271];[.H271])/SUM([.C271];[.E271];[.G271];[.I271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271]/[.L271]" office:value-type="float" office:value="0.335820895522388" calcext:value-type="float">
            <text:p>0.335820895522388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72];[.D272];[.F272];[.H272])/SUM([.C272];[.E272];[.G272];[.I272]))" office:value-type="float" office:value="80.4" calcext:value-type="float">
            <text:p>80.4</text:p>
          </table:table-cell>
          <table:table-cell table:formula="of:=(SUM([.B272];[.D272];[.F272];[.H272])/SUM([.C272];[.E272];[.G272];[.I272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272]/[.L272]" office:value-type="float" office:value="0.310945273631841" calcext:value-type="float">
            <text:p>0.310945273631841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73];[.D273];[.F273];[.H273])/SUM([.C273];[.E273];[.G273];[.I273]))*100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76];[.D276];[.F276];[.H276])/SUM([.C276];[.E276];[.G276];[.I276]))" office:value-type="float" office:value="34.8" calcext:value-type="float">
            <text:p>34.8</text:p>
          </table:table-cell>
          <table:table-cell table:formula="of:=(SUM([.B276];[.D276];[.F276];[.H276])/SUM([.C276];[.E276];[.G276];[.I276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276]/[.L276]" office:value-type="float" office:value="0.239463601532567" calcext:value-type="float">
            <text:p>0.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77];[.D277];[.F277];[.H277])/SUM([.C277];[.E277];[.G277];[.I277]))" office:value-type="float" office:value="139.2" calcext:value-type="float">
            <text:p>139.2</text:p>
          </table:table-cell>
          <table:table-cell table:formula="of:=(SUM([.B277];[.D277];[.F277];[.H277])/SUM([.C277];[.E277];[.G277];[.I277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277]/[.L277]" office:value-type="float" office:value="0.239463601532567" calcext:value-type="float">
            <text:p>0.239463601532567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78];[.D278];[.F278];[.H278])/SUM([.C278];[.E278];[.G278];[.I278]))*100" office:value-type="string" office:string-value="" calcext:value-type="error">
            <text:p>#DIV/0!</text:p>
          </table:table-cell>
          <table:table-cell table:number-columns-repeated="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283]+[.B284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283]+[.D284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1];[.D281];[.F281];[.H281])/SUM([.C281];[.E281];[.G281];[.I281]))" office:value-type="float" office:value="23.8064447866825" calcext:value-type="float">
            <text:p>23.8064447866825</text:p>
          </table:table-cell>
          <table:table-cell table:formula="of:=(SUM([.B281];[.D281];[.F281];[.H281])/SUM([.C281];[.E281];[.G281];[.I281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281]/[.L281]" office:value-type="float" office:value="0.350045267489712" calcext:value-type="float">
            <text:p>0.350045267489712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282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2];[.D282];[.F282];[.H282])/SUM([.C282];[.E282];[.G282];[.I282]))" office:value-type="float" office:value="121.145045018097" calcext:value-type="float">
            <text:p>121.145045018097</text:p>
          </table:table-cell>
          <table:table-cell table:formula="of:=(SUM([.B282];[.D282];[.F282];[.H282])/SUM([.C282];[.E282];[.G282];[.I282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282]/[.L282]" office:value-type="float" office:value="0.137576131687243" calcext:value-type="float">
            <text:p>0.1375761316872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3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3];[.D283];[.F283];[.H283])/SUM([.C283];[.E283];[.G283];[.I283]))" office:value-type="float" office:value="35.5319260935937" calcext:value-type="float">
            <text:p>35.5319260935937</text:p>
          </table:table-cell>
          <table:table-cell table:formula="of:=(SUM([.B283];[.D283];[.F283];[.H283])/SUM([.C283];[.E283];[.G283];[.I283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283]/[.L283]" office:value-type="float" office:value="0.351796296296296" calcext:value-type="float">
            <text:p>0.351796296296296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4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4];[.D284];[.F284];[.H284])/SUM([.C284];[.E284];[.G284];[.I284]))" office:value-type="float" office:value="72.1410758817243" calcext:value-type="float">
            <text:p>72.1410758817243</text:p>
          </table:table-cell>
          <table:table-cell table:formula="of:=(SUM([.B284];[.D284];[.F284];[.H284])/SUM([.C284];[.E284];[.G284];[.I284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284]/[.L284]" office:value-type="float" office:value="0.346543209876543" calcext:value-type="float">
            <text:p>0.346543209876543</text:p>
          </table:table-cell>
          <table:table-cell/>
          <table:table-cell table:style-name="Default"/>
          <table:table-cell table:style-name="ce1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285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5];[.D285];[.F285];[.H285])/SUM([.C285];[.E285];[.G285];[.I285]))" office:value-type="float" office:value="8.97278255956931" calcext:value-type="float">
            <text:p>8.97278255956931</text:p>
          </table:table-cell>
          <table:table-cell table:formula="of:=(SUM([.B285];[.D285];[.F285];[.H285])/SUM([.C285];[.E285];[.G285];[.I285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285]/[.L285]" office:value-type="float" office:value="1.01316498316498" calcext:value-type="float">
            <text:p>1.0131649831649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6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6];[.D286];[.F286];[.H286])/SUM([.C286];[.E286];[.G286];[.I286]))" office:value-type="float" office:value="69.1161663566394" calcext:value-type="float">
            <text:p>69.1161663566394</text:p>
          </table:table-cell>
          <table:table-cell table:formula="of:=(SUM([.B286];[.D286];[.F286];[.H286])/SUM([.C286];[.E286];[.G286];[.I286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286]/[.L286]" office:value-type="float" office:value="0.180854938271605" calcext:value-type="float">
            <text:p>0.180854938271605</text:p>
          </table:table-cell>
          <table:table-cell/>
          <table:table-cell table:style-name="ce12" table:formula="of:=SUM([.O289:.O347])" office:value-type="float" office:value="22" calcext:value-type="float">
            <text:p>22</text:p>
          </table:table-cell>
          <table:table-cell table:style-name="ce12" table:formula="of:=1/([.O286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87];[.D287];[.F287];[.H287])/SUM([.C287];[.E287];[.G287];[.I287]))" office:value-type="float" office:value="6.27906976744186" calcext:value-type="float">
            <text:p>6.27906976744186</text:p>
          </table:table-cell>
          <table:table-cell table:formula="of:=(SUM([.B287];[.D287];[.F287];[.H287])/SUM([.C287];[.E287];[.G287];[.I287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82:.K287])" office:value-type="float" office:value="33.5435802469136" calcext:value-type="float">
            <text:p>33.5435802469136</text:p>
          </table:table-cell>
          <table:table-cell table:number-columns-repeated="3"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Default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98:.K301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98];[.D298];[.F298];[.H298])/SUM([.C298];[.E298];[.G298];[.I298]))" office:value-type="float" office:value="14.4597701149425" calcext:value-type="float">
            <text:p>14.4597701149425</text:p>
          </table:table-cell>
          <table:table-cell table:formula="of:=(SUM([.B298];[.D298];[.F298];[.H298])/SUM([.C298];[.E298];[.G298];[.I298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99];[.D299];[.F299];[.H299])/SUM([.C299];[.E299];[.G299];[.I299]))" office:value-type="float" office:value="4.95609756097561" calcext:value-type="float">
            <text:p>4.95609756097561</text:p>
          </table:table-cell>
          <table:table-cell table:formula="of:=(SUM([.B299];[.D299];[.F299];[.H299])/SUM([.C299];[.E299];[.G299];[.I299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0];[.D300];[.F300];[.H300])/SUM([.C300];[.E300];[.G300];[.I300]))" office:value-type="float" office:value="132.421052631579" calcext:value-type="float">
            <text:p>132.421052631579</text:p>
          </table:table-cell>
          <table:table-cell table:formula="of:=(SUM([.B300];[.D300];[.F300];[.H300])/SUM([.C300];[.E300];[.G300];[.I300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1];[.D301];[.F301];[.H301])/SUM([.C301];[.E301];[.G301];[.I301]))" office:value-type="float" office:value="17.7183098591549" calcext:value-type="float">
            <text:p>17.7183098591549</text:p>
          </table:table-cell>
          <table:table-cell table:formula="of:=(SUM([.B301];[.D301];[.F301];[.H301])/SUM([.C301];[.E301];[.G301];[.I301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02];[.D302];[.F302];[.H302])/SUM([.C302];[.E302];[.G302];[.I302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02];[.D302];[.F302];[.H302])/(SUM([.C302];[.E302];[.G302];[.I302])*(1-([.K297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07:.K310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7];[.D307];[.F307];[.H307])/SUM([.C307];[.E307];[.G307];[.I307]))" office:value-type="float" office:value="7.65957446808511" calcext:value-type="float">
            <text:p>7.65957446808511</text:p>
          </table:table-cell>
          <table:table-cell table:formula="of:=(SUM([.B307];[.D307];[.F307];[.H307])/SUM([.C307];[.E307];[.G307];[.I307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8];[.D308];[.F308];[.H308])/SUM([.C308];[.E308];[.G308];[.I308]))" office:value-type="float" office:value="7.12871287128713" calcext:value-type="float">
            <text:p>7.12871287128713</text:p>
          </table:table-cell>
          <table:table-cell table:formula="of:=(SUM([.B308];[.D308];[.F308];[.H308])/SUM([.C308];[.E308];[.G308];[.I308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09];[.D309];[.F309];[.H309])/SUM([.C309];[.E309];[.G309];[.I309]))" office:value-type="float" office:value="102.857142857143" calcext:value-type="float">
            <text:p>102.857142857143</text:p>
          </table:table-cell>
          <table:table-cell table:formula="of:=(SUM([.B309];[.D309];[.F309];[.H309])/SUM([.C309];[.E309];[.G309];[.I309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10];[.D310];[.F310];[.H310])/SUM([.C310];[.E310];[.G310];[.I310]))" office:value-type="float" office:value="18" calcext:value-type="float">
            <text:p>18</text:p>
          </table:table-cell>
          <table:table-cell table:formula="of:=(SUM([.B310];[.D310];[.F310];[.H310])/SUM([.C310];[.E310];[.G310];[.I310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11];[.D311];[.F311];[.H311])/SUM([.C311];[.E311];[.G311];[.I311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11];[.D311];[.F311];[.H311])/(SUM([.C311];[.E311];[.G311];[.I311])*(1-([.K306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6:.K319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6];[.D316];[.F316];[.H316])/SUM([.C316];[.E316];[.G316];[.I316]))" office:value-type="float" office:value="10.5263157894737" calcext:value-type="float">
            <text:p>10.5263157894737</text:p>
          </table:table-cell>
          <table:table-cell table:formula="of:=(SUM([.B316];[.D316];[.F316];[.H316])/SUM([.C316];[.E316];[.G316];[.I316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17];[.D317];[.F317];[.H317])/SUM([.C317];[.E317];[.G317];[.I317]))" office:value-type="string" office:string-value="" calcext:value-type="error">
            <text:p>#DIV/0!</text:p>
          </table:table-cell>
          <table:table-cell table:formula="of:=(SUM([.B317];[.D317];[.F317];[.H317])/SUM([.C317];[.E317];[.G317];[.I317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8];[.D318];[.F318];[.H318])/SUM([.C318];[.E318];[.G318];[.I318]))" office:value-type="float" office:value="166.666666666667" calcext:value-type="float">
            <text:p>166.666666666667</text:p>
          </table:table-cell>
          <table:table-cell table:formula="of:=(SUM([.B318];[.D318];[.F318];[.H318])/SUM([.C318];[.E318];[.G318];[.I318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19];[.D319];[.F319];[.H319])/SUM([.C319];[.E319];[.G319];[.I319]))" office:value-type="float" office:value="20.4081632653061" calcext:value-type="float">
            <text:p>20.4081632653061</text:p>
          </table:table-cell>
          <table:table-cell table:formula="of:=(SUM([.B319];[.D319];[.F319];[.H319])/SUM([.C319];[.E319];[.G319];[.I319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20];[.D320];[.F320];[.H320])/SUM([.C320];[.E320];[.G320];[.I320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20];[.D320];[.F320];[.H320])/(SUM([.C320];[.E320];[.G320];[.I320])*(1-([.K315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25:.K328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5];[.D325];[.F325];[.H325])/SUM([.C325];[.E325];[.G325];[.I325]))" office:value-type="float" office:value="11.1111111111111" calcext:value-type="float">
            <text:p>11.1111111111111</text:p>
          </table:table-cell>
          <table:table-cell table:formula="of:=(SUM([.B325];[.D325];[.F325];[.H325])/SUM([.C325];[.E325];[.G325];[.I325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26];[.D326];[.F326];[.H326])/SUM([.C326];[.E326];[.G326];[.I326]))" office:value-type="string" office:string-value="" calcext:value-type="error">
            <text:p>#DIV/0!</text:p>
          </table:table-cell>
          <table:table-cell table:formula="of:=(SUM([.B326];[.D326];[.F326];[.H326])/SUM([.C326];[.E326];[.G326];[.I326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7];[.D327];[.F327];[.H327])/SUM([.C327];[.E327];[.G327];[.I327]))" office:value-type="float" office:value="136.363636363636" calcext:value-type="float">
            <text:p>136.363636363636</text:p>
          </table:table-cell>
          <table:table-cell table:formula="of:=(SUM([.B327];[.D327];[.F327];[.H327])/SUM([.C327];[.E327];[.G327];[.I327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8];[.D328];[.F328];[.H328])/SUM([.C328];[.E328];[.G328];[.I328]))" office:value-type="float" office:value="18.5185185185185" calcext:value-type="float">
            <text:p>18.5185185185185</text:p>
          </table:table-cell>
          <table:table-cell table:formula="of:=(SUM([.B328];[.D328];[.F328];[.H328])/SUM([.C328];[.E328];[.G328];[.I328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29];[.D329];[.F329];[.H329])/SUM([.C329];[.E329];[.G329];[.I329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29];[.D329];[.F329];[.H329])/(SUM([.C329];[.E329];[.G329];[.I329])*(1-([.K324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4:.K337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4];[.D334];[.F334];[.H334])/SUM([.C334];[.E334];[.G334];[.I334]))" office:value-type="float" office:value="8.84955752212389" calcext:value-type="float">
            <text:p>8.84955752212389</text:p>
          </table:table-cell>
          <table:table-cell table:formula="of:=(SUM([.B334];[.D334];[.F334];[.H334])/SUM([.C334];[.E334];[.G334];[.I334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5];[.D335];[.F335];[.H335])/SUM([.C335];[.E335];[.G335];[.I335]))" office:value-type="string" office:string-value="" calcext:value-type="error">
            <text:p>#DIV/0!</text:p>
          </table:table-cell>
          <table:table-cell table:formula="of:=(SUM([.B335];[.D335];[.F335];[.H335])/SUM([.C335];[.E335];[.G335];[.I335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6];[.D336];[.F336];[.H336])/SUM([.C336];[.E336];[.G336];[.I336]))" office:value-type="float" office:value="111.111111111111" calcext:value-type="float">
            <text:p>111.111111111111</text:p>
          </table:table-cell>
          <table:table-cell table:formula="of:=(SUM([.B336];[.D336];[.F336];[.H336])/SUM([.C336];[.E336];[.G336];[.I336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7];[.D337];[.F337];[.H337])/SUM([.C337];[.E337];[.G337];[.I337]))" office:value-type="float" office:value="18.8679245283019" calcext:value-type="float">
            <text:p>18.8679245283019</text:p>
          </table:table-cell>
          <table:table-cell table:formula="of:=(SUM([.B337];[.D337];[.F337];[.H337])/SUM([.C337];[.E337];[.G337];[.I337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default-cell-style-name="ce28"/>
        <table:table-column table:style-name="co18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9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28" table:number-columns-repeated="3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number-columns-repeated="2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72:'misc data collection'.K10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3:00:26.46872408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6-03T13:53:33.662285668</dc:date>
    <meta:editing-duration>P10DT19H46M4S</meta:editing-duration>
    <meta:editing-cycles>69</meta:editing-cycles>
    <meta:generator>LibreOffice/7.2.6.2$Linux_X86_64 LibreOffice_project/20$Build-2</meta:generator>
    <meta:document-statistic meta:table-count="10" meta:cell-count="6904" meta:object-count="0"/>
    <meta:user-defined meta:name="sheets-banding"/>
    <meta:user-defined meta:name="sheets-original-selection"/>
  </office:meta>
</office:document-meta>
</file>